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0.49pt" svg:height="196.5pt" svg:x="165.26pt" svg:y="387.01pt">
            <loext:p draw:notify-on-update-of-ranges="Sheet1.A8:Sheet1.A90 Sheet1.O2:Sheet1.O2 Sheet1.B8:Sheet1.B90 Sheet1.O4:Sheet1.O90 Sheet1.M1:Sheet1.M1 Sheet1.P4:Sheet1.P9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8.25pt" svg:height="175.44pt" svg:x="155.17pt" svg:y="209.34pt">
            <loext:p draw:notify-on-update-of-ranges="Sheet1.A11:Sheet1.A90 Sheet1.O2:Sheet1.O2 Sheet1.B11:Sheet1.B90 Sheet1.O4:Sheet1.O90 Sheet1.M1:Sheet1.M1 Sheet1.P4:Sheet1.P9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88.25pt" svg:height="201.03pt" svg:x="159.17pt" svg:y="0pt">
            <loext:p draw:notify-on-update-of-ranges="Sheet1.A11:Sheet1.A90 Sheet1.A1:Sheet1.A1 Sheet1.B11:Sheet1.B90 Sheet1.O4:Sheet1.O90 Sheet1.O2:Sheet1.O2 Sheet1.P4:Sheet1.P9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60.49pt" svg:height="196.5pt" svg:x="154.57pt" svg:y="593.29pt">
            <loext:p draw:notify-on-update-of-ranges="Sheet1.A11:Sheet1.A90 Sheet1.O2:Sheet1.O2 Sheet1.B11:Sheet1.B90 Sheet1.O4:Sheet1.O90 Sheet1.M1:Sheet1.M1 Sheet1.P4:Sheet1.P9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Default"/>
        <table:table-row table:style-name="ro1">
          <table:table-cell table:style-name="Default" office:value-type="string" calcext:value-type="string">
            <text:p>Proposed Balancing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Alpha 21 Balanc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First wave Time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Minute</text:p>
          </table:table-cell>
          <table:table-cell office:value-type="string" calcext:value-type="string">
            <text:p>Attackers</text:p>
          </table:table-cell>
        </table:table-row>
        <table:table-row table:style-name="ro1">
          <table:table-cell table:style-name="Default" office:value-type="string" calcext:value-type="string">
            <text:p>First wave Attackers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Percent Per Min</text:p>
          </table:table-cell>
          <table:table-cell table:style-name="Default" office:value-type="float" office:value="1.04" calcext:value-type="float">
            <text:p>1.04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MinWaveTim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MaxWaveTime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TotalAttackerLimit</text:p>
          </table:table-cell>
          <table:table-cell table:style-name="Default" office:value-type="float" office:value="400" calcext:value-type="float">
            <text:p>400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Minute</text:p>
          </table:table-cell>
          <table:table-cell table:style-name="Default" office:value-type="string" calcext:value-type="string">
            <text:p>Attackers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.00</text:p>
          </table:table-cell>
          <table:table-cell table:number-columns-repeated="12"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B3]" office:value-type="float" office:value="8" calcext:value-type="float">
            <text:p>8.00</text:p>
          </table:table-cell>
          <table:table-cell table:formula="of:=[.B4]" office:value-type="float" office:value="5" calcext:value-type="float">
            <text:p>5.00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2]+RANDBETWEEN([.B$6]*10;[.B$7]*10)/10" office:value-type="float" office:value="10.7" calcext:value-type="float">
            <text:p>10.70</text:p>
          </table:table-cell>
          <table:table-cell table:formula="of:=ROUNDUP(MIN([.B$8];[.B$4]*([.B$5]^([.A13]-[.B$3]))*(([.A13]-[.A12])/[.B$7])))" office:value-type="float" office:value="4" calcext:value-type="float">
            <text:p>4.00</text:p>
          </table:table-cell>
          <table:table-cell table:number-columns-repeated="12"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3]+RANDBETWEEN([.B$6]*10;[.B$7]*10)/10" office:value-type="float" office:value="14" calcext:value-type="float">
            <text:p>14.00</text:p>
          </table:table-cell>
          <table:table-cell table:formula="of:=ROUNDUP(MIN([.B$8];[.B$4]*([.B$5]^([.A14]-[.B$3]))*(([.A14]-[.A13])/[.B$7])))" office:value-type="float" office:value="6" calcext:value-type="float">
            <text:p>6.00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4]+RANDBETWEEN([.B$6]*10;[.B$7]*10)/10" office:value-type="float" office:value="16.6" calcext:value-type="float">
            <text:p>16.60</text:p>
          </table:table-cell>
          <table:table-cell table:formula="of:=ROUNDUP(MIN([.B$8];[.B$4]*([.B$5]^([.A15]-[.B$3]))*(([.A15]-[.A14])/[.B$7])))" office:value-type="float" office:value="5" calcext:value-type="float">
            <text:p>5.00</text:p>
          </table:table-cell>
          <table:table-cell table:number-columns-repeated="12"/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5]+RANDBETWEEN([.B$6]*10;[.B$7]*10)/10" office:value-type="float" office:value="20" calcext:value-type="float">
            <text:p>20.00</text:p>
          </table:table-cell>
          <table:table-cell table:formula="of:=ROUNDUP(MIN([.B$8];[.B$4]*([.B$5]^([.A16]-[.B$3]))*(([.A16]-[.A15])/[.B$7])))" office:value-type="float" office:value="7" calcext:value-type="float">
            <text:p>7.00</text:p>
          </table:table-cell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6]+RANDBETWEEN([.B$6]*10;[.B$7]*10)/10" office:value-type="float" office:value="22.1" calcext:value-type="float">
            <text:p>22.10</text:p>
          </table:table-cell>
          <table:table-cell table:formula="of:=ROUNDUP(MIN([.B$8];[.B$4]*([.B$5]^([.A17]-[.B$3]))*(([.A17]-[.A16])/[.B$7])))" office:value-type="float" office:value="5" calcext:value-type="float">
            <text:p>5.00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7]+RANDBETWEEN([.B$6]*10;[.B$7]*10)/10" office:value-type="float" office:value="24.4" calcext:value-type="float">
            <text:p>24.40</text:p>
          </table:table-cell>
          <table:table-cell table:formula="of:=ROUNDUP(MIN([.B$8];[.B$4]*([.B$5]^([.A18]-[.B$3]))*(([.A18]-[.A17])/[.B$7])))" office:value-type="float" office:value="6" calcext:value-type="float">
            <text:p>6.00</text:p>
          </table:table-cell>
          <table:table-cell table:number-columns-repeated="12"/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8]+RANDBETWEEN([.B$6]*10;[.B$7]*10)/10" office:value-type="float" office:value="27" calcext:value-type="float">
            <text:p>27.00</text:p>
          </table:table-cell>
          <table:table-cell table:formula="of:=ROUNDUP(MIN([.B$8];[.B$4]*([.B$5]^([.A19]-[.B$3]))*(([.A19]-[.A18])/[.B$7])))" office:value-type="float" office:value="7" calcext:value-type="float">
            <text:p>7.00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9]+RANDBETWEEN([.B$6]*10;[.B$7]*10)/10" office:value-type="float" office:value="30.5" calcext:value-type="float">
            <text:p>30.50</text:p>
          </table:table-cell>
          <table:table-cell table:formula="of:=ROUNDUP(MIN([.B$8];[.B$4]*([.B$5]^([.A20]-[.B$3]))*(([.A20]-[.A19])/[.B$7])))" office:value-type="float" office:value="11" calcext:value-type="float">
            <text:p>11.00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0]+RANDBETWEEN([.B$6]*10;[.B$7]*10)/10" office:value-type="float" office:value="33.2" calcext:value-type="float">
            <text:p>33.20</text:p>
          </table:table-cell>
          <table:table-cell table:formula="of:=ROUNDUP(MIN([.B$8];[.B$4]*([.B$5]^([.A21]-[.B$3]))*(([.A21]-[.A20])/[.B$7])))" office:value-type="float" office:value="10" calcext:value-type="float">
            <text:p>10.00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1]+RANDBETWEEN([.B$6]*10;[.B$7]*10)/10" office:value-type="float" office:value="36.2" calcext:value-type="float">
            <text:p>36.20</text:p>
          </table:table-cell>
          <table:table-cell table:formula="of:=ROUNDUP(MIN([.B$8];[.B$4]*([.B$5]^([.A22]-[.B$3]))*(([.A22]-[.A21])/[.B$7])))" office:value-type="float" office:value="12" calcext:value-type="float">
            <text:p>12.00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2]+RANDBETWEEN([.B$6]*10;[.B$7]*10)/10" office:value-type="float" office:value="39.5" calcext:value-type="float">
            <text:p>39.50</text:p>
          </table:table-cell>
          <table:table-cell table:formula="of:=ROUNDUP(MIN([.B$8];[.B$4]*([.B$5]^([.A23]-[.B$3]))*(([.A23]-[.A22])/[.B$7])))" office:value-type="float" office:value="15" calcext:value-type="float">
            <text:p>15.00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3]+RANDBETWEEN([.B$6]*10;[.B$7]*10)/10" office:value-type="float" office:value="43.1" calcext:value-type="float">
            <text:p>43.10</text:p>
          </table:table-cell>
          <table:table-cell table:formula="of:=ROUNDUP(MIN([.B$8];[.B$4]*([.B$5]^([.A24]-[.B$3]))*(([.A24]-[.A23])/[.B$7])))" office:value-type="float" office:value="18" calcext:value-type="float">
            <text:p>18.00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4]+RANDBETWEEN([.B$6]*10;[.B$7]*10)/10" office:value-type="float" office:value="45.3" calcext:value-type="float">
            <text:p>45.30</text:p>
          </table:table-cell>
          <table:table-cell table:formula="of:=ROUNDUP(MIN([.B$8];[.B$4]*([.B$5]^([.A25]-[.B$3]))*(([.A25]-[.A24])/[.B$7])))" office:value-type="float" office:value="12" calcext:value-type="float">
            <text:p>12.00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5]+RANDBETWEEN([.B$6]*10;[.B$7]*10)/10" office:value-type="float" office:value="49" calcext:value-type="float">
            <text:p>49.00</text:p>
          </table:table-cell>
          <table:table-cell table:formula="of:=ROUNDUP(MIN([.B$8];[.B$4]*([.B$5]^([.A26]-[.B$3]))*(([.A26]-[.A25])/[.B$7])))" office:value-type="float" office:value="24" calcext:value-type="float">
            <text:p>24.00</text:p>
          </table:table-cell>
          <table:table-cell table:number-columns-repeated="12"/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6]+RANDBETWEEN([.B$6]*10;[.B$7]*10)/10" office:value-type="float" office:value="53" calcext:value-type="float">
            <text:p>53.00</text:p>
          </table:table-cell>
          <table:table-cell table:formula="of:=ROUNDUP(MIN([.B$8];[.B$4]*([.B$5]^([.A27]-[.B$3]))*(([.A27]-[.A26])/[.B$7])))" office:value-type="float" office:value="30" calcext:value-type="float">
            <text:p>30.00</text:p>
          </table:table-cell>
          <table:table-cell table:number-columns-repeated="12"/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7]+RANDBETWEEN([.B$6]*10;[.B$7]*10)/10" office:value-type="float" office:value="55.5" calcext:value-type="float">
            <text:p>55.50</text:p>
          </table:table-cell>
          <table:table-cell table:formula="of:=ROUNDUP(MIN([.B$8];[.B$4]*([.B$5]^([.A28]-[.B$3]))*(([.A28]-[.A27])/[.B$7])))" office:value-type="float" office:value="21" calcext:value-type="float">
            <text:p>21.00</text:p>
          </table:table-cell>
          <table:table-cell table:number-columns-repeated="12"/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8]+RANDBETWEEN([.B$6]*10;[.B$7]*10)/10" office:value-type="float" office:value="59" calcext:value-type="float">
            <text:p>59.00</text:p>
          </table:table-cell>
          <table:table-cell table:formula="of:=ROUNDUP(MIN([.B$8];[.B$4]*([.B$5]^([.A29]-[.B$3]))*(([.A29]-[.A28])/[.B$7])))" office:value-type="float" office:value="33" calcext:value-type="float">
            <text:p>33.00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9]+RANDBETWEEN([.B$6]*10;[.B$7]*10)/10" office:value-type="float" office:value="61.3" calcext:value-type="float">
            <text:p>61.30</text:p>
          </table:table-cell>
          <table:table-cell table:formula="of:=ROUNDUP(MIN([.B$8];[.B$4]*([.B$5]^([.A30]-[.B$3]))*(([.A30]-[.A29])/[.B$7])))" office:value-type="float" office:value="24" calcext:value-type="float">
            <text:p>24.00</text:p>
          </table:table-cell>
          <table:table-cell table:number-columns-repeated="12"/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0]+RANDBETWEEN([.B$6]*10;[.B$7]*10)/10" office:value-type="float" office:value="63.4" calcext:value-type="float">
            <text:p>63.40</text:p>
          </table:table-cell>
          <table:table-cell table:formula="of:=ROUNDUP(MIN([.B$8];[.B$4]*([.B$5]^([.A31]-[.B$3]))*(([.A31]-[.A30])/[.B$7])))" office:value-type="float" office:value="24" calcext:value-type="float">
            <text:p>24.00</text:p>
          </table:table-cell>
          <table:table-cell table:number-columns-repeated="12"/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1]+RANDBETWEEN([.B$6]*10;[.B$7]*10)/10" office:value-type="float" office:value="66.9" calcext:value-type="float">
            <text:p>66.90</text:p>
          </table:table-cell>
          <table:table-cell table:formula="of:=ROUNDUP(MIN([.B$8];[.B$4]*([.B$5]^([.A32]-[.B$3]))*(([.A32]-[.A31])/[.B$7])))" office:value-type="float" office:value="45" calcext:value-type="float">
            <text:p>45.00</text:p>
          </table:table-cell>
          <table:table-cell table:number-columns-repeated="12"/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2]+RANDBETWEEN([.B$6]*10;[.B$7]*10)/10" office:value-type="float" office:value="70.5" calcext:value-type="float">
            <text:p>70.50</text:p>
          </table:table-cell>
          <table:table-cell table:formula="of:=ROUNDUP(MIN([.B$8];[.B$4]*([.B$5]^([.A33]-[.B$3]))*(([.A33]-[.A32])/[.B$7])))" office:value-type="float" office:value="53" calcext:value-type="float">
            <text:p>53.00</text:p>
          </table:table-cell>
          <table:table-cell table:number-columns-repeated="12"/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33]+RANDBETWEEN([.B$6]*10;[.B$7]*10)/10" office:value-type="float" office:value="73.6" calcext:value-type="float">
            <text:p>73.60</text:p>
          </table:table-cell>
          <table:table-cell table:formula="of:=ROUNDUP(MIN([.B$8];[.B$4]*([.B$5]^([.A34]-[.B$3]))*(([.A34]-[.A33])/[.B$7])))" office:value-type="float" office:value="51" calcext:value-type="float">
            <text:p>51.00</text:p>
          </table:table-cell>
          <table:table-cell table:number-columns-repeated="12"/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4]+RANDBETWEEN([.B$6]*10;[.B$7]*10)/10" office:value-type="float" office:value="77.5" calcext:value-type="float">
            <text:p>77.50</text:p>
          </table:table-cell>
          <table:table-cell table:formula="of:=ROUNDUP(MIN([.B$8];[.B$4]*([.B$5]^([.A35]-[.B$3]))*(([.A35]-[.A34])/[.B$7])))" office:value-type="float" office:value="75" calcext:value-type="float">
            <text:p>75.00</text:p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35]+RANDBETWEEN([.B$6]*10;[.B$7]*10)/10" office:value-type="float" office:value="80.8" calcext:value-type="float">
            <text:p>80.80</text:p>
          </table:table-cell>
          <table:table-cell table:formula="of:=ROUNDUP(MIN([.B$8];[.B$4]*([.B$5]^([.A36]-[.B$3]))*(([.A36]-[.A35])/[.B$7])))" office:value-type="float" office:value="72" calcext:value-type="float">
            <text:p>72.00</text:p>
          </table:table-cell>
          <table:table-cell table:number-columns-repeated="12"/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6]+RANDBETWEEN([.B$6]*10;[.B$7]*10)/10" office:value-type="float" office:value="83.8" calcext:value-type="float">
            <text:p>83.80</text:p>
          </table:table-cell>
          <table:table-cell table:formula="of:=ROUNDUP(MIN([.B$8];[.B$4]*([.B$5]^([.A37]-[.B$3]))*(([.A37]-[.A36])/[.B$7])))" office:value-type="float" office:value="74" calcext:value-type="float">
            <text:p>74.00</text:p>
          </table:table-cell>
          <table:table-cell table:number-columns-repeated="12"/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7]+RANDBETWEEN([.B$6]*10;[.B$7]*10)/10" office:value-type="float" office:value="87.7" calcext:value-type="float">
            <text:p>87.70</text:p>
          </table:table-cell>
          <table:table-cell table:formula="of:=ROUNDUP(MIN([.B$8];[.B$4]*([.B$5]^([.A38]-[.B$3]))*(([.A38]-[.A37])/[.B$7])))" office:value-type="float" office:value="112" calcext:value-type="float">
            <text:p>112.00</text:p>
          </table:table-cell>
          <table:table-cell table:number-columns-repeated="12"/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38]+RANDBETWEEN([.B$6]*10;[.B$7]*10)/10" office:value-type="float" office:value="91.1" calcext:value-type="float">
            <text:p>91.10</text:p>
          </table:table-cell>
          <table:table-cell table:formula="of:=ROUNDUP(MIN([.B$8];[.B$4]*([.B$5]^([.A39]-[.B$3]))*(([.A39]-[.A38])/[.B$7])))" office:value-type="float" office:value="111" calcext:value-type="float">
            <text:p>111.00</text:p>
          </table:table-cell>
          <table:table-cell table:number-columns-repeated="12"/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39]+RANDBETWEEN([.B$6]*10;[.B$7]*10)/10" office:value-type="float" office:value="94.2" calcext:value-type="float">
            <text:p>94.20</text:p>
          </table:table-cell>
          <table:table-cell table:formula="of:=ROUNDUP(MIN([.B$8];[.B$4]*([.B$5]^([.A40]-[.B$3]))*(([.A40]-[.A39])/[.B$7])))" office:value-type="float" office:value="114" calcext:value-type="float">
            <text:p>114.00</text:p>
          </table:table-cell>
          <table:table-cell table:number-columns-repeated="12"/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0]+RANDBETWEEN([.B$6]*10;[.B$7]*10)/10" office:value-type="float" office:value="97.9" calcext:value-type="float">
            <text:p>97.90</text:p>
          </table:table-cell>
          <table:table-cell table:formula="of:=ROUNDUP(MIN([.B$8];[.B$4]*([.B$5]^([.A41]-[.B$3]))*(([.A41]-[.A40])/[.B$7])))" office:value-type="float" office:value="158" calcext:value-type="float">
            <text:p>158.00</text:p>
          </table:table-cell>
          <table:table-cell table:number-columns-repeated="12"/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41]+RANDBETWEEN([.B$6]*10;[.B$7]*10)/10" office:value-type="float" office:value="100.4" calcext:value-type="float">
            <text:p>100.40</text:p>
          </table:table-cell>
          <table:table-cell table:formula="of:=ROUNDUP(MIN([.B$8];[.B$4]*([.B$5]^([.A42]-[.B$3]))*(([.A42]-[.A41])/[.B$7])))" office:value-type="float" office:value="118" calcext:value-type="float">
            <text:p>118.00</text:p>
          </table:table-cell>
          <table:table-cell table:number-columns-repeated="12"/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42]+RANDBETWEEN([.B$6]*10;[.B$7]*10)/10" office:value-type="float" office:value="103.4" calcext:value-type="float">
            <text:p>103.40</text:p>
          </table:table-cell>
          <table:table-cell table:formula="of:=ROUNDUP(MIN([.B$8];[.B$4]*([.B$5]^([.A43]-[.B$3]))*(([.A43]-[.A42])/[.B$7])))" office:value-type="float" office:value="159" calcext:value-type="float">
            <text:p>159.00</text:p>
          </table:table-cell>
          <table:table-cell table:number-columns-repeated="12"/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43]+RANDBETWEEN([.B$6]*10;[.B$7]*10)/10" office:value-type="float" office:value="106.6" calcext:value-type="float">
            <text:p>106.60</text:p>
          </table:table-cell>
          <table:table-cell table:formula="of:=ROUNDUP(MIN([.B$8];[.B$4]*([.B$5]^([.A44]-[.B$3]))*(([.A44]-[.A43])/[.B$7])))" office:value-type="float" office:value="192" calcext:value-type="float">
            <text:p>192.00</text:p>
          </table:table-cell>
          <table:table-cell table:number-columns-repeated="12"/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44]+RANDBETWEEN([.B$6]*10;[.B$7]*10)/10" office:value-type="float" office:value="109.3" calcext:value-type="float">
            <text:p>109.30</text:p>
          </table:table-cell>
          <table:table-cell table:formula="of:=ROUNDUP(MIN([.B$8];[.B$4]*([.B$5]^([.A45]-[.B$3]))*(([.A45]-[.A44])/[.B$7])))" office:value-type="float" office:value="180" calcext:value-type="float">
            <text:p>180.00</text:p>
          </table:table-cell>
          <table:table-cell table:number-columns-repeated="12"/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5]+RANDBETWEEN([.B$6]*10;[.B$7]*10)/10" office:value-type="float" office:value="111.7" calcext:value-type="float">
            <text:p>111.70</text:p>
          </table:table-cell>
          <table:table-cell table:formula="of:=ROUNDUP(MIN([.B$8];[.B$4]*([.B$5]^([.A46]-[.B$3]))*(([.A46]-[.A45])/[.B$7])))" office:value-type="float" office:value="176" calcext:value-type="float">
            <text:p>176.00</text:p>
          </table:table-cell>
          <table:table-cell table:number-columns-repeated="12"/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6]+RANDBETWEEN([.B$6]*10;[.B$7]*10)/10" office:value-type="float" office:value="115.5" calcext:value-type="float">
            <text:p>115.50</text:p>
          </table:table-cell>
          <table:table-cell table:formula="of:=ROUNDUP(MIN([.B$8];[.B$4]*([.B$5]^([.A47]-[.B$3]))*(([.A47]-[.A46])/[.B$7])))" office:value-type="float" office:value="322" calcext:value-type="float">
            <text:p>322.00</text:p>
          </table:table-cell>
          <table:table-cell table:number-columns-repeated="12"/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47]+RANDBETWEEN([.B$6]*10;[.B$7]*10)/10" office:value-type="float" office:value="119.5" calcext:value-type="float">
            <text:p>119.50</text:p>
          </table:table-cell>
          <table:table-cell table:formula="of:=ROUNDUP(MIN([.B$8];[.B$4]*([.B$5]^([.A48]-[.B$3]))*(([.A48]-[.A47])/[.B$7])))" office:value-type="float" office:value="397" calcext:value-type="float">
            <text:p>397.00</text:p>
          </table:table-cell>
          <table:table-cell table:number-columns-repeated="12"/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8]+RANDBETWEEN([.B$6]*10;[.B$7]*10)/10" office:value-type="float" office:value="123.2" calcext:value-type="float">
            <text:p>123.20</text:p>
          </table:table-cell>
          <table:table-cell table:formula="of:=ROUNDUP(MIN([.B$8];[.B$4]*([.B$5]^([.A49]-[.B$3]))*(([.A49]-[.A48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49]+RANDBETWEEN([.B$6]*10;[.B$7]*10)/10" office:value-type="float" office:value="125.8" calcext:value-type="float">
            <text:p>125.80</text:p>
          </table:table-cell>
          <table:table-cell table:formula="of:=ROUNDUP(MIN([.B$8];[.B$4]*([.B$5]^([.A50]-[.B$3]))*(([.A50]-[.A49])/[.B$7])))" office:value-type="float" office:value="330" calcext:value-type="float">
            <text:p>330.00</text:p>
          </table:table-cell>
          <table:table-cell table:number-columns-repeated="12"/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0]+RANDBETWEEN([.B$6]*10;[.B$7]*10)/10" office:value-type="float" office:value="128.7" calcext:value-type="float">
            <text:p>128.70</text:p>
          </table:table-cell>
          <table:table-cell table:formula="of:=ROUNDUP(MIN([.B$8];[.B$4]*([.B$5]^([.A51]-[.B$3]))*(([.A51]-[.A50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1]+RANDBETWEEN([.B$6]*10;[.B$7]*10)/10" office:value-type="float" office:value="131.3" calcext:value-type="float">
            <text:p>131.30</text:p>
          </table:table-cell>
          <table:table-cell table:formula="of:=ROUNDUP(MIN([.B$8];[.B$4]*([.B$5]^([.A52]-[.B$3]))*(([.A52]-[.A51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52]+RANDBETWEEN([.B$6]*10;[.B$7]*10)/10" office:value-type="float" office:value="134.4" calcext:value-type="float">
            <text:p>134.40</text:p>
          </table:table-cell>
          <table:table-cell table:formula="of:=ROUNDUP(MIN([.B$8];[.B$4]*([.B$5]^([.A53]-[.B$3]))*(([.A53]-[.A52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53]+RANDBETWEEN([.B$6]*10;[.B$7]*10)/10" office:value-type="float" office:value="138.4" calcext:value-type="float">
            <text:p>138.40</text:p>
          </table:table-cell>
          <table:table-cell table:formula="of:=ROUNDUP(MIN([.B$8];[.B$4]*([.B$5]^([.A54]-[.B$3]))*(([.A54]-[.A53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54]+RANDBETWEEN([.B$6]*10;[.B$7]*10)/10" office:value-type="float" office:value="141" calcext:value-type="float">
            <text:p>141.00</text:p>
          </table:table-cell>
          <table:table-cell table:formula="of:=ROUNDUP(MIN([.B$8];[.B$4]*([.B$5]^([.A55]-[.B$3]))*(([.A55]-[.A54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37" calcext:value-type="float">
            <text:p>1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55]+RANDBETWEEN([.B$6]*10;[.B$7]*10)/10" office:value-type="float" office:value="143.8" calcext:value-type="float">
            <text:p>143.80</text:p>
          </table:table-cell>
          <table:table-cell table:formula="of:=ROUNDUP(MIN([.B$8];[.B$4]*([.B$5]^([.A56]-[.B$3]))*(([.A56]-[.A55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56]+RANDBETWEEN([.B$6]*10;[.B$7]*10)/10" office:value-type="float" office:value="147.8" calcext:value-type="float">
            <text:p>147.80</text:p>
          </table:table-cell>
          <table:table-cell table:formula="of:=ROUNDUP(MIN([.B$8];[.B$4]*([.B$5]^([.A57]-[.B$3]))*(([.A57]-[.A56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41" calcext:value-type="float">
            <text:p>1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7]+RANDBETWEEN([.B$6]*10;[.B$7]*10)/10" office:value-type="float" office:value="150.2" calcext:value-type="float">
            <text:p>150.20</text:p>
          </table:table-cell>
          <table:table-cell table:formula="of:=ROUNDUP(MIN([.B$8];[.B$4]*([.B$5]^([.A58]-[.B$3]))*(([.A58]-[.A57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58]+RANDBETWEEN([.B$6]*10;[.B$7]*10)/10" office:value-type="float" office:value="153.6" calcext:value-type="float">
            <text:p>153.60</text:p>
          </table:table-cell>
          <table:table-cell table:formula="of:=ROUNDUP(MIN([.B$8];[.B$4]*([.B$5]^([.A59]-[.B$3]))*(([.A59]-[.A58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46" calcext:value-type="float">
            <text:p>1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59]+RANDBETWEEN([.B$6]*10;[.B$7]*10)/10" office:value-type="float" office:value="157.1" calcext:value-type="float">
            <text:p>157.10</text:p>
          </table:table-cell>
          <table:table-cell table:formula="of:=ROUNDUP(MIN([.B$8];[.B$4]*([.B$5]^([.A60]-[.B$3]))*(([.A60]-[.A59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49" calcext:value-type="float">
            <text:p>14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60]+RANDBETWEEN([.B$6]*10;[.B$7]*10)/10" office:value-type="float" office:value="160.6" calcext:value-type="float">
            <text:p>160.60</text:p>
          </table:table-cell>
          <table:table-cell table:formula="of:=ROUNDUP(MIN([.B$8];[.B$4]*([.B$5]^([.A61]-[.B$3]))*(([.A61]-[.A60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61]+RANDBETWEEN([.B$6]*10;[.B$7]*10)/10" office:value-type="float" office:value="162.8" calcext:value-type="float">
            <text:p>162.80</text:p>
          </table:table-cell>
          <table:table-cell table:formula="of:=ROUNDUP(MIN([.B$8];[.B$4]*([.B$5]^([.A62]-[.B$3]))*(([.A62]-[.A61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54" calcext:value-type="float">
            <text:p>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62]+RANDBETWEEN([.B$6]*10;[.B$7]*10)/10" office:value-type="float" office:value="165.4" calcext:value-type="float">
            <text:p>165.40</text:p>
          </table:table-cell>
          <table:table-cell table:formula="of:=ROUNDUP(MIN([.B$8];[.B$4]*([.B$5]^([.A63]-[.B$3]))*(([.A63]-[.A62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63]+RANDBETWEEN([.B$6]*10;[.B$7]*10)/10" office:value-type="float" office:value="168.8" calcext:value-type="float">
            <text:p>168.80</text:p>
          </table:table-cell>
          <table:table-cell table:formula="of:=ROUNDUP(MIN([.B$8];[.B$4]*([.B$5]^([.A64]-[.B$3]))*(([.A64]-[.A63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64]+RANDBETWEEN([.B$6]*10;[.B$7]*10)/10" office:value-type="float" office:value="171.4" calcext:value-type="float">
            <text:p>171.40</text:p>
          </table:table-cell>
          <table:table-cell table:formula="of:=ROUNDUP(MIN([.B$8];[.B$4]*([.B$5]^([.A65]-[.B$3]))*(([.A65]-[.A64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61" calcext:value-type="float">
            <text:p>16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5]+RANDBETWEEN([.B$6]*10;[.B$7]*10)/10" office:value-type="float" office:value="175.3" calcext:value-type="float">
            <text:p>175.30</text:p>
          </table:table-cell>
          <table:table-cell table:formula="of:=ROUNDUP(MIN([.B$8];[.B$4]*([.B$5]^([.A66]-[.B$3]))*(([.A66]-[.A65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66]+RANDBETWEEN([.B$6]*10;[.B$7]*10)/10" office:value-type="float" office:value="177.6" calcext:value-type="float">
            <text:p>177.60</text:p>
          </table:table-cell>
          <table:table-cell table:formula="of:=ROUNDUP(MIN([.B$8];[.B$4]*([.B$5]^([.A67]-[.B$3]))*(([.A67]-[.A66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67]+RANDBETWEEN([.B$6]*10;[.B$7]*10)/10" office:value-type="float" office:value="181.2" calcext:value-type="float">
            <text:p>181.20</text:p>
          </table:table-cell>
          <table:table-cell table:formula="of:=ROUNDUP(MIN([.B$8];[.B$4]*([.B$5]^([.A68]-[.B$3]))*(([.A68]-[.A67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68]+RANDBETWEEN([.B$6]*10;[.B$7]*10)/10" office:value-type="float" office:value="184.6" calcext:value-type="float">
            <text:p>184.60</text:p>
          </table:table-cell>
          <table:table-cell table:formula="of:=ROUNDUP(MIN([.B$8];[.B$4]*([.B$5]^([.A69]-[.B$3]))*(([.A69]-[.A68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69]+RANDBETWEEN([.B$6]*10;[.B$7]*10)/10" office:value-type="float" office:value="187.3" calcext:value-type="float">
            <text:p>187.30</text:p>
          </table:table-cell>
          <table:table-cell table:formula="of:=ROUNDUP(MIN([.B$8];[.B$4]*([.B$5]^([.A70]-[.B$3]))*(([.A70]-[.A69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73" calcext:value-type="float">
            <text:p>1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70]+RANDBETWEEN([.B$6]*10;[.B$7]*10)/10" office:value-type="float" office:value="190.7" calcext:value-type="float">
            <text:p>190.70</text:p>
          </table:table-cell>
          <table:table-cell table:formula="of:=ROUNDUP(MIN([.B$8];[.B$4]*([.B$5]^([.A71]-[.B$3]))*(([.A71]-[.A70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1]+RANDBETWEEN([.B$6]*10;[.B$7]*10)/10" office:value-type="float" office:value="194.4" calcext:value-type="float">
            <text:p>194.40</text:p>
          </table:table-cell>
          <table:table-cell table:formula="of:=ROUNDUP(MIN([.B$8];[.B$4]*([.B$5]^([.A72]-[.B$3]))*(([.A72]-[.A71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72]+RANDBETWEEN([.B$6]*10;[.B$7]*10)/10" office:value-type="float" office:value="196.8" calcext:value-type="float">
            <text:p>196.80</text:p>
          </table:table-cell>
          <table:table-cell table:formula="of:=ROUNDUP(MIN([.B$8];[.B$4]*([.B$5]^([.A73]-[.B$3]))*(([.A73]-[.A72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73]+RANDBETWEEN([.B$6]*10;[.B$7]*10)/10" office:value-type="float" office:value="200.7" calcext:value-type="float">
            <text:p>200.70</text:p>
          </table:table-cell>
          <table:table-cell table:formula="of:=ROUNDUP(MIN([.B$8];[.B$4]*([.B$5]^([.A74]-[.B$3]))*(([.A74]-[.A73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74]+RANDBETWEEN([.B$6]*10;[.B$7]*10)/10" office:value-type="float" office:value="204.7" calcext:value-type="float">
            <text:p>204.70</text:p>
          </table:table-cell>
          <table:table-cell table:formula="of:=ROUNDUP(MIN([.B$8];[.B$4]*([.B$5]^([.A75]-[.B$3]))*(([.A75]-[.A74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75]+RANDBETWEEN([.B$6]*10;[.B$7]*10)/10" office:value-type="float" office:value="206.7" calcext:value-type="float">
            <text:p>206.70</text:p>
          </table:table-cell>
          <table:table-cell table:formula="of:=ROUNDUP(MIN([.B$8];[.B$4]*([.B$5]^([.A76]-[.B$3]))*(([.A76]-[.A75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76]+RANDBETWEEN([.B$6]*10;[.B$7]*10)/10" office:value-type="float" office:value="209.8" calcext:value-type="float">
            <text:p>209.80</text:p>
          </table:table-cell>
          <table:table-cell table:formula="of:=ROUNDUP(MIN([.B$8];[.B$4]*([.B$5]^([.A77]-[.B$3]))*(([.A77]-[.A76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77]+RANDBETWEEN([.B$6]*10;[.B$7]*10)/10" office:value-type="float" office:value="213.2" calcext:value-type="float">
            <text:p>213.20</text:p>
          </table:table-cell>
          <table:table-cell table:formula="of:=ROUNDUP(MIN([.B$8];[.B$4]*([.B$5]^([.A78]-[.B$3]))*(([.A78]-[.A77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78]+RANDBETWEEN([.B$6]*10;[.B$7]*10)/10" office:value-type="float" office:value="215.7" calcext:value-type="float">
            <text:p>215.70</text:p>
          </table:table-cell>
          <table:table-cell table:formula="of:=ROUNDUP(MIN([.B$8];[.B$4]*([.B$5]^([.A79]-[.B$3]))*(([.A79]-[.A78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79]+RANDBETWEEN([.B$6]*10;[.B$7]*10)/10" office:value-type="float" office:value="218.8" calcext:value-type="float">
            <text:p>218.80</text:p>
          </table:table-cell>
          <table:table-cell table:formula="of:=ROUNDUP(MIN([.B$8];[.B$4]*([.B$5]^([.A80]-[.B$3]))*(([.A80]-[.A79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198" calcext:value-type="float">
            <text:p>19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0]+RANDBETWEEN([.B$6]*10;[.B$7]*10)/10" office:value-type="float" office:value="222.3" calcext:value-type="float">
            <text:p>222.30</text:p>
          </table:table-cell>
          <table:table-cell table:formula="of:=ROUNDUP(MIN([.B$8];[.B$4]*([.B$5]^([.A81]-[.B$3]))*(([.A81]-[.A80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81]+RANDBETWEEN([.B$6]*10;[.B$7]*10)/10" office:value-type="float" office:value="225.3" calcext:value-type="float">
            <text:p>225.30</text:p>
          </table:table-cell>
          <table:table-cell table:formula="of:=ROUNDUP(MIN([.B$8];[.B$4]*([.B$5]^([.A82]-[.B$3]))*(([.A82]-[.A81])/[.B$7])))" office:value-type="float" office:value="400" calcext:value-type="float">
            <text:p>400.00</text:p>
          </table:table-cell>
          <table:table-cell table:number-columns-repeated="12"/>
          <table:table-cell office:value-type="float" office:value="203" calcext:value-type="float">
            <text:p>2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82]+RANDBETWEEN([.B$6]*10;[.B$7]*10)/10" office:value-type="float" office:value="228.7" calcext:value-type="float">
            <text:p>228.70</text:p>
          </table:table-cell>
          <table:table-cell table:formula="of:=ROUNDUP(MIN([.B$8];[.B$4]*([.B$5]^([.A83]-[.B$3]))*(([.A83]-[.A82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83]+RANDBETWEEN([.B$6]*10;[.B$7]*10)/10" office:value-type="float" office:value="231.5" calcext:value-type="float">
            <text:p>231.50</text:p>
          </table:table-cell>
          <table:table-cell table:formula="of:=ROUNDUP(MIN([.B$8];[.B$4]*([.B$5]^([.A84]-[.B$3]))*(([.A84]-[.A83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84]+RANDBETWEEN([.B$6]*10;[.B$7]*10)/10" office:value-type="float" office:value="234.7" calcext:value-type="float">
            <text:p>234.70</text:p>
          </table:table-cell>
          <table:table-cell table:formula="of:=ROUNDUP(MIN([.B$8];[.B$4]*([.B$5]^([.A85]-[.B$3]))*(([.A85]-[.A84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85]+RANDBETWEEN([.B$6]*10;[.B$7]*10)/10" office:value-type="float" office:value="238.7" calcext:value-type="float">
            <text:p>238.70</text:p>
          </table:table-cell>
          <table:table-cell table:formula="of:=ROUNDUP(MIN([.B$8];[.B$4]*([.B$5]^([.A86]-[.B$3]))*(([.A86]-[.A85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86]+RANDBETWEEN([.B$6]*10;[.B$7]*10)/10" office:value-type="float" office:value="242.2" calcext:value-type="float">
            <text:p>242.20</text:p>
          </table:table-cell>
          <table:table-cell table:formula="of:=ROUNDUP(MIN([.B$8];[.B$4]*([.B$5]^([.A87]-[.B$3]))*(([.A87]-[.A86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87]+RANDBETWEEN([.B$6]*10;[.B$7]*10)/10" office:value-type="float" office:value="245.9" calcext:value-type="float">
            <text:p>245.90</text:p>
          </table:table-cell>
          <table:table-cell table:formula="of:=ROUNDUP(MIN([.B$8];[.B$4]*([.B$5]^([.A88]-[.B$3]))*(([.A88]-[.A87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88]+RANDBETWEEN([.B$6]*10;[.B$7]*10)/10" office:value-type="float" office:value="249.8" calcext:value-type="float">
            <text:p>249.80</text:p>
          </table:table-cell>
          <table:table-cell table:formula="of:=ROUNDUP(MIN([.B$8];[.B$4]*([.B$5]^([.A89]-[.B$3]))*(([.A89]-[.A88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89]+RANDBETWEEN([.B$6]*10;[.B$7]*10)/10" office:value-type="float" office:value="253.8" calcext:value-type="float">
            <text:p>253.80</text:p>
          </table:table-cell>
          <table:table-cell table:formula="of:=ROUNDUP(MIN([.B$8];[.B$4]*([.B$5]^([.A90]-[.B$3]))*(([.A90]-[.A89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90]+RANDBETWEEN([.B$6]*10;[.B$7]*10)/10" office:value-type="float" office:value="256" calcext:value-type="float">
            <text:p>256.00</text:p>
          </table:table-cell>
          <table:table-cell table:formula="of:=ROUNDUP(MIN([.B$8];[.B$4]*([.B$5]^([.A91]-[.B$3]))*(([.A91]-[.A90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91]+RANDBETWEEN([.B$6]*10;[.B$7]*10)/10" office:value-type="float" office:value="258.5" calcext:value-type="float">
            <text:p>258.50</text:p>
          </table:table-cell>
          <table:table-cell table:formula="of:=ROUNDUP(MIN([.B$8];[.B$4]*([.B$5]^([.A92]-[.B$3]))*(([.A92]-[.A91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92]+RANDBETWEEN([.B$6]*10;[.B$7]*10)/10" office:value-type="float" office:value="260.5" calcext:value-type="float">
            <text:p>260.50</text:p>
          </table:table-cell>
          <table:table-cell table:formula="of:=ROUNDUP(MIN([.B$8];[.B$4]*([.B$5]^([.A93]-[.B$3]))*(([.A93]-[.A92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93]+RANDBETWEEN([.B$6]*10;[.B$7]*10)/10" office:value-type="float" office:value="263.4" calcext:value-type="float">
            <text:p>263.40</text:p>
          </table:table-cell>
          <table:table-cell table:formula="of:=ROUNDUP(MIN([.B$8];[.B$4]*([.B$5]^([.A94]-[.B$3]))*(([.A94]-[.A93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94]+RANDBETWEEN([.B$6]*10;[.B$7]*10)/10" office:value-type="float" office:value="265.4" calcext:value-type="float">
            <text:p>265.40</text:p>
          </table:table-cell>
          <table:table-cell table:formula="of:=ROUNDUP(MIN([.B$8];[.B$4]*([.B$5]^([.A95]-[.B$3]))*(([.A95]-[.A94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95]+RANDBETWEEN([.B$6]*10;[.B$7]*10)/10" office:value-type="float" office:value="269.1" calcext:value-type="float">
            <text:p>269.10</text:p>
          </table:table-cell>
          <table:table-cell table:formula="of:=ROUNDUP(MIN([.B$8];[.B$4]*([.B$5]^([.A96]-[.B$3]))*(([.A96]-[.A95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96]+RANDBETWEEN([.B$6]*10;[.B$7]*10)/10" office:value-type="float" office:value="271.6" calcext:value-type="float">
            <text:p>271.60</text:p>
          </table:table-cell>
          <table:table-cell table:formula="of:=ROUNDUP(MIN([.B$8];[.B$4]*([.B$5]^([.A97]-[.B$3]))*(([.A97]-[.A96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97]+RANDBETWEEN([.B$6]*10;[.B$7]*10)/10" office:value-type="float" office:value="275" calcext:value-type="float">
            <text:p>275.00</text:p>
          </table:table-cell>
          <table:table-cell table:formula="of:=ROUNDUP(MIN([.B$8];[.B$4]*([.B$5]^([.A98]-[.B$3]))*(([.A98]-[.A97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98]+RANDBETWEEN([.B$6]*10;[.B$7]*10)/10" office:value-type="float" office:value="277.3" calcext:value-type="float">
            <text:p>277.30</text:p>
          </table:table-cell>
          <table:table-cell table:formula="of:=ROUNDUP(MIN([.B$8];[.B$4]*([.B$5]^([.A99]-[.B$3]))*(([.A99]-[.A98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>
          <table:table-cell table:formula="of:=[.A99]+RANDBETWEEN([.B$6]*10;[.B$7]*10)/10" office:value-type="float" office:value="280.4" calcext:value-type="float">
            <text:p>280.40</text:p>
          </table:table-cell>
          <table:table-cell table:formula="of:=ROUNDUP(MIN([.B$8];[.B$4]*([.B$5]^([.A100]-[.B$3]))*(([.A100]-[.A99])/[.B$7])))" office:value-type="float" office:value="400" calcext:value-type="float">
            <text:p>400.00</text:p>
          </table:table-cell>
          <table:table-cell table:number-columns-repeated="14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1190.55pt" style:num-format="1" style:print-orientation="portrai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7:04:05.400885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00:23:06.032025288</meta:creation-date>
    <dc:date>2017-02-15T17:00:40.592619500</dc:date>
    <meta:editing-duration>PT57M45S</meta:editing-duration>
    <meta:editing-cycles>11</meta:editing-cycles>
    <meta:generator>LibreOffice/5.1.4.2$Linux_X86_64 LibreOffice_project/10m0$Build-2</meta:generator>
    <meta:document-statistic meta:table-count="1" meta:cell-count="3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74cm" svg:height="6.933cm" xlink:href=".." xlink:type="simple" chart:class="chart:scatter" chart:style-name="ch1">
        <chart:legend chart:legend-position="end" svg:x="16.056cm" svg:y="2.918cm" style:legend-expansion="high" chart:style-name="ch2"/>
        <chart:plot-area chart:style-name="ch3" table:cell-range-address="Sheet1.A8:Sheet1.B90 Sheet1.O2:Sheet1.O2 Sheet1.M1:Sheet1.M1 Sheet1.P4:Sheet1.P90" chart:data-source-has-labels="row" svg:x="0.395cm" svg:y="0.138cm" svg:width="15.266cm" svg:height="6.657cm">
          <chartooo:coordinate-region svg:x="1.202cm" svg:y="0.337cm" svg:width="14.179cm" svg:height="5.81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Sheet1.B8:Sheet1.B90" chart:label-cell-address="Sheet1.O2:Sheet1.O2" chart:class="chart:scatter">
            <chart:domain table:cell-range-address="Sheet1.A8:Sheet1.A90"/>
            <chart:data-point chart:repeated="83"/>
          </chart:series>
          <chart:series chart:style-name="ch9" chart:values-cell-range-address="Sheet1.P4:Sheet1.P90" chart:label-cell-address="Sheet1.M1:Sheet1.M1" chart:class="chart:scatter">
            <chart:domain table:cell-range-address="Sheet1.O4:Sheet1.O90"/>
            <chart:data-point chart:repeated="8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pha 21 Balancing</text:p>
                <draw:g>
                  <svg:desc>Sheet1.O2:Sheet1.O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/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8:Sheet1.A90</svg:desc>
                </draw:g>
              </table:table-cell>
              <table:table-cell office:value-type="float" office:value="400">
                <text:p>400</text:p>
                <draw:g>
                  <svg:desc>Sheet1.B8:Sheet1.B90</svg:desc>
                </draw:g>
              </table:table-cell>
              <table:table-cell office:value-type="float" office:value="9">
                <text:p>9</text:p>
                <draw:g>
                  <svg:desc>Sheet1.O4:Sheet1.O90</svg:desc>
                </draw:g>
              </table:table-cell>
              <table:table-cell office:value-type="float" office:value="4">
                <text:p>4</text:p>
                <draw:g>
                  <svg:desc>Sheet1.P4:Sheet1.P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">
                <text:p>10.7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6">
                <text:p>16.6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1">
                <text:p>22.1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4">
                <text:p>24.4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5">
                <text:p>30.5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2">
                <text:p>33.2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2">
                <text:p>36.2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5">
                <text:p>39.5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1">
                <text:p>43.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3">
                <text:p>45.3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5">
                <text:p>55.5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3">
                <text:p>61.3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4">
                <text:p>63.4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9">
                <text:p>66.9</text:p>
              </table:table-cell>
              <table:table-cell office:value-type="float" office:value="45">
                <text:p>45</text:p>
              </table:table-cell>
              <table:table-cell office:value-type="float" office:value="71">
                <text:p>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.5">
                <text:p>70.5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.6">
                <text:p>73.6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5">
                <text:p>77.5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.8">
                <text:p>80.8</text:p>
              </table:table-cell>
              <table:table-cell office:value-type="float" office:value="72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.8">
                <text:p>83.8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.7">
                <text:p>87.7</text:p>
              </table:table-cell>
              <table:table-cell office:value-type="float" office:value="112">
                <text:p>112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.1">
                <text:p>91.1</text:p>
              </table:table-cell>
              <table:table-cell office:value-type="float" office:value="111">
                <text:p>111</text:p>
              </table:table-cell>
              <table:table-cell office:value-type="float" office:value="89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.2">
                <text:p>94.2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.9">
                <text:p>97.9</text:p>
              </table:table-cell>
              <table:table-cell office:value-type="float" office:value="158">
                <text:p>158</text:p>
              </table:table-cell>
              <table:table-cell office:value-type="float" office:value="94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.4">
                <text:p>100.4</text:p>
              </table:table-cell>
              <table:table-cell office:value-type="float" office:value="118">
                <text:p>118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.4">
                <text:p>103.4</text:p>
              </table:table-cell>
              <table:table-cell office:value-type="float" office:value="159">
                <text:p>159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.6">
                <text:p>106.6</text:p>
              </table:table-cell>
              <table:table-cell office:value-type="float" office:value="192">
                <text:p>192</text:p>
              </table:table-cell>
              <table:table-cell office:value-type="float" office:value="101">
                <text:p>1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.3">
                <text:p>109.3</text:p>
              </table:table-cell>
              <table:table-cell office:value-type="float" office:value="180">
                <text:p>180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.7">
                <text:p>111.7</text:p>
              </table:table-cell>
              <table:table-cell office:value-type="float" office:value="176">
                <text:p>176</text:p>
              </table:table-cell>
              <table:table-cell office:value-type="float" office:value="105">
                <text:p>1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.5">
                <text:p>115.5</text:p>
              </table:table-cell>
              <table:table-cell office:value-type="float" office:value="322">
                <text:p>322</text:p>
              </table:table-cell>
              <table:table-cell office:value-type="float" office:value="108">
                <text:p>1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.5">
                <text:p>119.5</text:p>
              </table:table-cell>
              <table:table-cell office:value-type="float" office:value="397">
                <text:p>397</text:p>
              </table:table-cell>
              <table:table-cell office:value-type="float" office:value="111">
                <text:p>1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2">
                <text:p>123.2</text:p>
              </table:table-cell>
              <table:table-cell office:value-type="float" office:value="400">
                <text:p>400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.8">
                <text:p>125.8</text:p>
              </table:table-cell>
              <table:table-cell office:value-type="float" office:value="330">
                <text:p>330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.7">
                <text:p>128.7</text:p>
              </table:table-cell>
              <table:table-cell office:value-type="float" office:value="400">
                <text:p>400</text:p>
              </table:table-cell>
              <table:table-cell office:value-type="float" office:value="118">
                <text:p>1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1.3">
                <text:p>131.3</text:p>
              </table:table-cell>
              <table:table-cell office:value-type="float" office:value="400">
                <text:p>400</text:p>
              </table:table-cell>
              <table:table-cell office:value-type="float" office:value="121">
                <text:p>1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4.4">
                <text:p>134.4</text:p>
              </table:table-cell>
              <table:table-cell office:value-type="float" office:value="400">
                <text:p>400</text:p>
              </table:table-cell>
              <table:table-cell office:value-type="float" office:value="123">
                <text:p>1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.4">
                <text:p>138.4</text:p>
              </table:table-cell>
              <table:table-cell office:value-type="float" office:value="400">
                <text:p>400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128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.8">
                <text:p>143.8</text:p>
              </table:table-cell>
              <table:table-cell office:value-type="float" office:value="400">
                <text:p>400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.8">
                <text:p>147.8</text:p>
              </table:table-cell>
              <table:table-cell office:value-type="float" office:value="400">
                <text:p>400</text:p>
              </table:table-cell>
              <table:table-cell office:value-type="float" office:value="133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.2">
                <text:p>150.2</text:p>
              </table:table-cell>
              <table:table-cell office:value-type="float" office:value="400">
                <text:p>400</text:p>
              </table:table-cell>
              <table:table-cell office:value-type="float" office:value="135">
                <text:p>1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.6">
                <text:p>153.6</text:p>
              </table:table-cell>
              <table:table-cell office:value-type="float" office:value="400">
                <text:p>400</text:p>
              </table:table-cell>
              <table:table-cell office:value-type="float" office:value="137">
                <text:p>1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.1">
                <text:p>157.1</text:p>
              </table:table-cell>
              <table:table-cell office:value-type="float" office:value="400">
                <text:p>400</text:p>
              </table:table-cell>
              <table:table-cell office:value-type="float" office:value="139">
                <text:p>1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.6">
                <text:p>160.6</text:p>
              </table:table-cell>
              <table:table-cell office:value-type="float" office:value="400">
                <text:p>400</text:p>
              </table:table-cell>
              <table:table-cell office:value-type="float" office:value="141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.8">
                <text:p>162.8</text:p>
              </table:table-cell>
              <table:table-cell office:value-type="float" office:value="400">
                <text:p>400</text:p>
              </table:table-cell>
              <table:table-cell office:value-type="float" office:value="144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.4">
                <text:p>165.4</text:p>
              </table:table-cell>
              <table:table-cell office:value-type="float" office:value="400">
                <text:p>400</text:p>
              </table:table-cell>
              <table:table-cell office:value-type="float" office:value="146">
                <text:p>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.8">
                <text:p>168.8</text:p>
              </table:table-cell>
              <table:table-cell office:value-type="float" office:value="400">
                <text:p>400</text:p>
              </table:table-cell>
              <table:table-cell office:value-type="float" office:value="149">
                <text:p>1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.4">
                <text:p>171.4</text:p>
              </table:table-cell>
              <table:table-cell office:value-type="float" office:value="400">
                <text:p>400</text:p>
              </table:table-cell>
              <table:table-cell office:value-type="float" office:value="151">
                <text:p>1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.3">
                <text:p>175.3</text:p>
              </table:table-cell>
              <table:table-cell office:value-type="float" office:value="400">
                <text:p>400</text:p>
              </table:table-cell>
              <table:table-cell office:value-type="float" office:value="154">
                <text:p>1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.6">
                <text:p>177.6</text:p>
              </table:table-cell>
              <table:table-cell office:value-type="float" office:value="400">
                <text:p>400</text:p>
              </table:table-cell>
              <table:table-cell office:value-type="float" office:value="156">
                <text:p>1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.2">
                <text:p>181.2</text:p>
              </table:table-cell>
              <table:table-cell office:value-type="float" office:value="400">
                <text:p>400</text:p>
              </table:table-cell>
              <table:table-cell office:value-type="float" office:value="159">
                <text:p>1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4.6">
                <text:p>184.6</text:p>
              </table:table-cell>
              <table:table-cell office:value-type="float" office:value="400">
                <text:p>400</text:p>
              </table:table-cell>
              <table:table-cell office:value-type="float" office:value="161">
                <text:p>1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7.3">
                <text:p>187.3</text:p>
              </table:table-cell>
              <table:table-cell office:value-type="float" office:value="400">
                <text:p>400</text:p>
              </table:table-cell>
              <table:table-cell office:value-type="float" office:value="163">
                <text:p>1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.7">
                <text:p>190.7</text:p>
              </table:table-cell>
              <table:table-cell office:value-type="float" office:value="400">
                <text:p>400</text:p>
              </table:table-cell>
              <table:table-cell office:value-type="float" office:value="165">
                <text:p>1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4.4">
                <text:p>194.4</text:p>
              </table:table-cell>
              <table:table-cell office:value-type="float" office:value="400">
                <text:p>400</text:p>
              </table:table-cell>
              <table:table-cell office:value-type="float" office:value="168">
                <text:p>1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.8">
                <text:p>196.8</text:p>
              </table:table-cell>
              <table:table-cell office:value-type="float" office:value="400">
                <text:p>400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.7">
                <text:p>200.7</text:p>
              </table:table-cell>
              <table:table-cell office:value-type="float" office:value="400">
                <text:p>400</text:p>
              </table:table-cell>
              <table:table-cell office:value-type="float" office:value="173">
                <text:p>1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7">
                <text:p>204.7</text:p>
              </table:table-cell>
              <table:table-cell office:value-type="float" office:value="400">
                <text:p>400</text:p>
              </table:table-cell>
              <table:table-cell office:value-type="float" office:value="175">
                <text:p>1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.7">
                <text:p>206.7</text:p>
              </table:table-cell>
              <table:table-cell office:value-type="float" office:value="400">
                <text:p>400</text:p>
              </table:table-cell>
              <table:table-cell office:value-type="float" office:value="178">
                <text:p>1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9.8">
                <text:p>209.8</text:p>
              </table:table-cell>
              <table:table-cell office:value-type="float" office:value="400">
                <text:p>400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2">
                <text:p>213.2</text:p>
              </table:table-cell>
              <table:table-cell office:value-type="float" office:value="400">
                <text:p>400</text:p>
              </table:table-cell>
              <table:table-cell office:value-type="float" office:value="183">
                <text:p>1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5.7">
                <text:p>215.7</text:p>
              </table:table-cell>
              <table:table-cell office:value-type="float" office:value="400">
                <text:p>400</text:p>
              </table:table-cell>
              <table:table-cell office:value-type="float" office:value="186">
                <text:p>1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8.8">
                <text:p>218.8</text:p>
              </table:table-cell>
              <table:table-cell office:value-type="float" office:value="400">
                <text:p>400</text:p>
              </table:table-cell>
              <table:table-cell office:value-type="float" office:value="188">
                <text:p>1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3">
                <text:p>222.3</text:p>
              </table:table-cell>
              <table:table-cell office:value-type="float" office:value="400">
                <text:p>400</text:p>
              </table:table-cell>
              <table:table-cell office:value-type="float" office:value="191">
                <text:p>1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3">
                <text:p>225.3</text:p>
              </table:table-cell>
              <table:table-cell office:value-type="float" office:value="400">
                <text:p>400</text:p>
              </table:table-cell>
              <table:table-cell office:value-type="float" office:value="193">
                <text:p>1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7">
                <text:p>228.7</text:p>
              </table:table-cell>
              <table:table-cell office:value-type="float" office:value="400">
                <text:p>400</text:p>
              </table:table-cell>
              <table:table-cell office:value-type="float" office:value="196">
                <text:p>1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5">
                <text:p>231.5</text:p>
              </table:table-cell>
              <table:table-cell office:value-type="float" office:value="400">
                <text:p>400</text:p>
              </table:table-cell>
              <table:table-cell office:value-type="float" office:value="198">
                <text:p>1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7">
                <text:p>234.7</text:p>
              </table:table-cell>
              <table:table-cell office:value-type="float" office:value="400">
                <text:p>400</text:p>
              </table:table-cell>
              <table:table-cell office:value-type="float" office:value="201">
                <text:p>2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8.7">
                <text:p>238.7</text:p>
              </table:table-cell>
              <table:table-cell office:value-type="float" office:value="400">
                <text:p>400</text:p>
              </table:table-cell>
              <table:table-cell office:value-type="float" office:value="203">
                <text:p>2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2.2">
                <text:p>242.2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5.9">
                <text:p>245.9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9.8">
                <text:p>249.8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3.8">
                <text:p>253.8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53cm" svg:height="6.19cm" xlink:href=".." xlink:type="simple" chart:class="chart:scatter" chart:style-name="ch1">
        <chart:legend chart:legend-position="end" svg:x="17.035cm" svg:y="2.547cm" style:legend-expansion="high" chart:style-name="ch2"/>
        <chart:plot-area chart:style-name="ch3" table:cell-range-address="Sheet1.A11:Sheet1.B90 Sheet1.O2:Sheet1.O2 Sheet1.M1:Sheet1.M1 Sheet1.P4:Sheet1.P90" chart:data-source-has-labels="row" svg:x="0.415cm" svg:y="0.123cm" svg:width="16.205cm" svg:height="5.944cm">
          <chartooo:coordinate-region svg:x="1.036cm" svg:y="0.322cm" svg:width="15.211cm" svg:height="5.0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B90" chart:label-cell-address="Sheet1.O2:Sheet1.O2" chart:class="chart:scatter">
            <chart:domain table:cell-range-address="Sheet1.A11:Sheet1.A90"/>
            <chart:data-point chart:repeated="80"/>
          </chart:series>
          <chart:series chart:style-name="ch8" chart:values-cell-range-address="Sheet1.P4:Sheet1.P90" chart:label-cell-address="Sheet1.M1:Sheet1.M1" chart:class="chart:scatter">
            <chart:domain table:cell-range-address="Sheet1.O4:Sheet1.O90"/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pha 21 Balancing</text:p>
                <draw:g>
                  <svg:desc>Sheet1.O2:Sheet1.O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/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1:Sheet1.A90</svg:desc>
                </draw:g>
              </table:table-cell>
              <table:table-cell office:value-type="float" office:value="0">
                <text:p>0</text:p>
                <draw:g>
                  <svg:desc>Sheet1.B11:Sheet1.B90</svg:desc>
                </draw:g>
              </table:table-cell>
              <table:table-cell office:value-type="float" office:value="9">
                <text:p>9</text:p>
                <draw:g>
                  <svg:desc>Sheet1.O4:Sheet1.O90</svg:desc>
                </draw:g>
              </table:table-cell>
              <table:table-cell office:value-type="float" office:value="4">
                <text:p>4</text:p>
                <draw:g>
                  <svg:desc>Sheet1.P4:Sheet1.P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7">
                <text:p>10.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6">
                <text:p>16.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1">
                <text:p>22.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4">
                <text:p>24.4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5">
                <text:p>30.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2">
                <text:p>33.2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2">
                <text:p>36.2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5">
                <text:p>39.5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1">
                <text:p>43.1</text:p>
              </table:table-cell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3">
                <text:p>45.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5">
                <text:p>55.5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3">
                <text:p>61.3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4">
                <text:p>63.4</text:p>
              </table:table-cell>
              <table:table-cell office:value-type="float" office:value="24">
                <text:p>24</text:p>
              </table:table-cell>
              <table:table-cell office:value-type="float" office:value="61">
                <text:p>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9">
                <text:p>66.9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.5">
                <text:p>70.5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6">
                <text:p>73.6</text:p>
              </table:table-cell>
              <table:table-cell office:value-type="float" office:value="51">
                <text:p>51</text:p>
              </table:table-cell>
              <table:table-cell office:value-type="float" office:value="69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.5">
                <text:p>77.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.8">
                <text:p>80.8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.8">
                <text:p>83.8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7">
                <text:p>87.7</text:p>
              </table:table-cell>
              <table:table-cell office:value-type="float" office:value="112">
                <text:p>112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.1">
                <text:p>91.1</text:p>
              </table:table-cell>
              <table:table-cell office:value-type="float" office:value="111">
                <text:p>111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.2">
                <text:p>94.2</text:p>
              </table:table-cell>
              <table:table-cell office:value-type="float" office:value="114">
                <text:p>114</text:p>
              </table:table-cell>
              <table:table-cell office:value-type="float" office:value="84">
                <text:p>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9">
                <text:p>97.9</text:p>
              </table:table-cell>
              <table:table-cell office:value-type="float" office:value="158">
                <text:p>158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.4">
                <text:p>100.4</text:p>
              </table:table-cell>
              <table:table-cell office:value-type="float" office:value="118">
                <text:p>118</text:p>
              </table:table-cell>
              <table:table-cell office:value-type="float" office:value="89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.4">
                <text:p>103.4</text:p>
              </table:table-cell>
              <table:table-cell office:value-type="float" office:value="159">
                <text:p>159</text:p>
              </table:table-cell>
              <table:table-cell office:value-type="float" office:value="91">
                <text:p>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.6">
                <text:p>106.6</text:p>
              </table:table-cell>
              <table:table-cell office:value-type="float" office:value="192">
                <text:p>192</text:p>
              </table:table-cell>
              <table:table-cell office:value-type="float" office:value="94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.3">
                <text:p>109.3</text:p>
              </table:table-cell>
              <table:table-cell office:value-type="float" office:value="180">
                <text:p>180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.7">
                <text:p>111.7</text:p>
              </table:table-cell>
              <table:table-cell office:value-type="float" office:value="176">
                <text:p>176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.5">
                <text:p>115.5</text:p>
              </table:table-cell>
              <table:table-cell office:value-type="float" office:value="322">
                <text:p>322</text:p>
              </table:table-cell>
              <table:table-cell office:value-type="float" office:value="101">
                <text:p>1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.5">
                <text:p>119.5</text:p>
              </table:table-cell>
              <table:table-cell office:value-type="float" office:value="397">
                <text:p>397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2">
                <text:p>123.2</text:p>
              </table:table-cell>
              <table:table-cell office:value-type="float" office:value="400">
                <text:p>400</text:p>
              </table:table-cell>
              <table:table-cell office:value-type="float" office:value="105">
                <text:p>1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8">
                <text:p>125.8</text:p>
              </table:table-cell>
              <table:table-cell office:value-type="float" office:value="330">
                <text:p>330</text:p>
              </table:table-cell>
              <table:table-cell office:value-type="float" office:value="108">
                <text:p>1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.7">
                <text:p>128.7</text:p>
              </table:table-cell>
              <table:table-cell office:value-type="float" office:value="400">
                <text:p>400</text:p>
              </table:table-cell>
              <table:table-cell office:value-type="float" office:value="111">
                <text:p>1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3">
                <text:p>131.3</text:p>
              </table:table-cell>
              <table:table-cell office:value-type="float" office:value="400">
                <text:p>400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4">
                <text:p>134.4</text:p>
              </table:table-cell>
              <table:table-cell office:value-type="float" office:value="400">
                <text:p>400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.4">
                <text:p>138.4</text:p>
              </table:table-cell>
              <table:table-cell office:value-type="float" office:value="400">
                <text:p>400</text:p>
              </table:table-cell>
              <table:table-cell office:value-type="float" office:value="118">
                <text:p>1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1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121">
                <text:p>1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3.8">
                <text:p>143.8</text:p>
              </table:table-cell>
              <table:table-cell office:value-type="float" office:value="400">
                <text:p>400</text:p>
              </table:table-cell>
              <table:table-cell office:value-type="float" office:value="123">
                <text:p>1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.8">
                <text:p>147.8</text:p>
              </table:table-cell>
              <table:table-cell office:value-type="float" office:value="400">
                <text:p>400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.2">
                <text:p>150.2</text:p>
              </table:table-cell>
              <table:table-cell office:value-type="float" office:value="400">
                <text:p>400</text:p>
              </table:table-cell>
              <table:table-cell office:value-type="float" office:value="128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.6">
                <text:p>153.6</text:p>
              </table:table-cell>
              <table:table-cell office:value-type="float" office:value="400">
                <text:p>400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.1">
                <text:p>157.1</text:p>
              </table:table-cell>
              <table:table-cell office:value-type="float" office:value="400">
                <text:p>400</text:p>
              </table:table-cell>
              <table:table-cell office:value-type="float" office:value="133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.6">
                <text:p>160.6</text:p>
              </table:table-cell>
              <table:table-cell office:value-type="float" office:value="400">
                <text:p>400</text:p>
              </table:table-cell>
              <table:table-cell office:value-type="float" office:value="135">
                <text:p>1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2.8">
                <text:p>162.8</text:p>
              </table:table-cell>
              <table:table-cell office:value-type="float" office:value="400">
                <text:p>400</text:p>
              </table:table-cell>
              <table:table-cell office:value-type="float" office:value="137">
                <text:p>1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.4">
                <text:p>165.4</text:p>
              </table:table-cell>
              <table:table-cell office:value-type="float" office:value="400">
                <text:p>400</text:p>
              </table:table-cell>
              <table:table-cell office:value-type="float" office:value="139">
                <text:p>1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8.8">
                <text:p>168.8</text:p>
              </table:table-cell>
              <table:table-cell office:value-type="float" office:value="400">
                <text:p>400</text:p>
              </table:table-cell>
              <table:table-cell office:value-type="float" office:value="141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.4">
                <text:p>171.4</text:p>
              </table:table-cell>
              <table:table-cell office:value-type="float" office:value="400">
                <text:p>400</text:p>
              </table:table-cell>
              <table:table-cell office:value-type="float" office:value="144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.3">
                <text:p>175.3</text:p>
              </table:table-cell>
              <table:table-cell office:value-type="float" office:value="400">
                <text:p>400</text:p>
              </table:table-cell>
              <table:table-cell office:value-type="float" office:value="146">
                <text:p>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7.6">
                <text:p>177.6</text:p>
              </table:table-cell>
              <table:table-cell office:value-type="float" office:value="400">
                <text:p>400</text:p>
              </table:table-cell>
              <table:table-cell office:value-type="float" office:value="149">
                <text:p>1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1.2">
                <text:p>181.2</text:p>
              </table:table-cell>
              <table:table-cell office:value-type="float" office:value="400">
                <text:p>400</text:p>
              </table:table-cell>
              <table:table-cell office:value-type="float" office:value="151">
                <text:p>1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.6">
                <text:p>184.6</text:p>
              </table:table-cell>
              <table:table-cell office:value-type="float" office:value="400">
                <text:p>400</text:p>
              </table:table-cell>
              <table:table-cell office:value-type="float" office:value="154">
                <text:p>1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7.3">
                <text:p>187.3</text:p>
              </table:table-cell>
              <table:table-cell office:value-type="float" office:value="400">
                <text:p>400</text:p>
              </table:table-cell>
              <table:table-cell office:value-type="float" office:value="156">
                <text:p>1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0.7">
                <text:p>190.7</text:p>
              </table:table-cell>
              <table:table-cell office:value-type="float" office:value="400">
                <text:p>400</text:p>
              </table:table-cell>
              <table:table-cell office:value-type="float" office:value="159">
                <text:p>1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.4">
                <text:p>194.4</text:p>
              </table:table-cell>
              <table:table-cell office:value-type="float" office:value="400">
                <text:p>400</text:p>
              </table:table-cell>
              <table:table-cell office:value-type="float" office:value="161">
                <text:p>1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.8">
                <text:p>196.8</text:p>
              </table:table-cell>
              <table:table-cell office:value-type="float" office:value="400">
                <text:p>400</text:p>
              </table:table-cell>
              <table:table-cell office:value-type="float" office:value="163">
                <text:p>1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.7">
                <text:p>200.7</text:p>
              </table:table-cell>
              <table:table-cell office:value-type="float" office:value="400">
                <text:p>400</text:p>
              </table:table-cell>
              <table:table-cell office:value-type="float" office:value="165">
                <text:p>1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.7">
                <text:p>204.7</text:p>
              </table:table-cell>
              <table:table-cell office:value-type="float" office:value="400">
                <text:p>400</text:p>
              </table:table-cell>
              <table:table-cell office:value-type="float" office:value="168">
                <text:p>1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6.7">
                <text:p>206.7</text:p>
              </table:table-cell>
              <table:table-cell office:value-type="float" office:value="400">
                <text:p>400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.8">
                <text:p>209.8</text:p>
              </table:table-cell>
              <table:table-cell office:value-type="float" office:value="400">
                <text:p>400</text:p>
              </table:table-cell>
              <table:table-cell office:value-type="float" office:value="173">
                <text:p>1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3.2">
                <text:p>213.2</text:p>
              </table:table-cell>
              <table:table-cell office:value-type="float" office:value="400">
                <text:p>400</text:p>
              </table:table-cell>
              <table:table-cell office:value-type="float" office:value="175">
                <text:p>1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5.7">
                <text:p>215.7</text:p>
              </table:table-cell>
              <table:table-cell office:value-type="float" office:value="400">
                <text:p>400</text:p>
              </table:table-cell>
              <table:table-cell office:value-type="float" office:value="178">
                <text:p>1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8.8">
                <text:p>218.8</text:p>
              </table:table-cell>
              <table:table-cell office:value-type="float" office:value="400">
                <text:p>400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.3">
                <text:p>222.3</text:p>
              </table:table-cell>
              <table:table-cell office:value-type="float" office:value="400">
                <text:p>400</text:p>
              </table:table-cell>
              <table:table-cell office:value-type="float" office:value="183">
                <text:p>1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.3">
                <text:p>225.3</text:p>
              </table:table-cell>
              <table:table-cell office:value-type="float" office:value="400">
                <text:p>400</text:p>
              </table:table-cell>
              <table:table-cell office:value-type="float" office:value="186">
                <text:p>1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8.7">
                <text:p>228.7</text:p>
              </table:table-cell>
              <table:table-cell office:value-type="float" office:value="400">
                <text:p>400</text:p>
              </table:table-cell>
              <table:table-cell office:value-type="float" office:value="188">
                <text:p>1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.5">
                <text:p>231.5</text:p>
              </table:table-cell>
              <table:table-cell office:value-type="float" office:value="400">
                <text:p>400</text:p>
              </table:table-cell>
              <table:table-cell office:value-type="float" office:value="191">
                <text:p>1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4.7">
                <text:p>234.7</text:p>
              </table:table-cell>
              <table:table-cell office:value-type="float" office:value="400">
                <text:p>400</text:p>
              </table:table-cell>
              <table:table-cell office:value-type="float" office:value="193">
                <text:p>1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.7">
                <text:p>238.7</text:p>
              </table:table-cell>
              <table:table-cell office:value-type="float" office:value="400">
                <text:p>400</text:p>
              </table:table-cell>
              <table:table-cell office:value-type="float" office:value="196">
                <text:p>1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2.2">
                <text:p>242.2</text:p>
              </table:table-cell>
              <table:table-cell office:value-type="float" office:value="400">
                <text:p>400</text:p>
              </table:table-cell>
              <table:table-cell office:value-type="float" office:value="198">
                <text:p>1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5.9">
                <text:p>245.9</text:p>
              </table:table-cell>
              <table:table-cell office:value-type="float" office:value="400">
                <text:p>400</text:p>
              </table:table-cell>
              <table:table-cell office:value-type="float" office:value="201">
                <text:p>2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.8">
                <text:p>249.8</text:p>
              </table:table-cell>
              <table:table-cell office:value-type="float" office:value="400">
                <text:p>400</text:p>
              </table:table-cell>
              <table:table-cell office:value-type="float" office:value="203">
                <text:p>2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.8">
                <text:p>253.8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53cm" svg:height="7.093cm" xlink:href=".." xlink:type="simple" chart:class="chart:scatter" chart:style-name="ch1">
        <chart:legend chart:legend-position="end" svg:x="16.929cm" svg:y="2.998cm" style:legend-expansion="high" chart:style-name="ch2"/>
        <chart:plot-area chart:style-name="ch3" table:cell-range-address="Sheet1.A11:Sheet1.B90 Sheet1.A1:Sheet1.A1 Sheet1.O2:Sheet1.O2 Sheet1.P4:Sheet1.P90" chart:data-source-has-labels="row" svg:x="0.415cm" svg:y="0.141cm" svg:width="16.099cm" svg:height="6.811cm">
          <chartooo:coordinate-region svg:x="0.851cm" svg:y="0.34cm" svg:width="15.291cm" svg:height="5.9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B90" chart:label-cell-address="Sheet1.A1:Sheet1.A1" chart:class="chart:scatter">
            <chart:domain table:cell-range-address="Sheet1.A11:Sheet1.A90"/>
            <chart:data-point chart:repeated="80"/>
          </chart:series>
          <chart:series chart:style-name="ch8" chart:values-cell-range-address="Sheet1.P4:Sheet1.P90" chart:label-cell-address="Sheet1.O2:Sheet1.O2" chart:class="chart:scatter">
            <chart:domain table:cell-range-address="Sheet1.O4:Sheet1.O90"/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oposed Balancing</text:p>
                <draw:g>
                  <svg:desc>Sheet1.A1:Sheet1.A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Alpha 21 Balancing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1:Sheet1.A90</svg:desc>
                </draw:g>
              </table:table-cell>
              <table:table-cell office:value-type="float" office:value="0">
                <text:p>0</text:p>
                <draw:g>
                  <svg:desc>Sheet1.B11:Sheet1.B90</svg:desc>
                </draw:g>
              </table:table-cell>
              <table:table-cell office:value-type="float" office:value="9">
                <text:p>9</text:p>
                <draw:g>
                  <svg:desc>Sheet1.O4:Sheet1.O90</svg:desc>
                </draw:g>
              </table:table-cell>
              <table:table-cell office:value-type="float" office:value="4">
                <text:p>4</text:p>
                <draw:g>
                  <svg:desc>Sheet1.P4:Sheet1.P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7">
                <text:p>10.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6">
                <text:p>16.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1">
                <text:p>22.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4">
                <text:p>24.4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5">
                <text:p>30.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2">
                <text:p>33.2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2">
                <text:p>36.2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5">
                <text:p>39.5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1">
                <text:p>43.1</text:p>
              </table:table-cell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3">
                <text:p>45.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5">
                <text:p>55.5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3">
                <text:p>61.3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4">
                <text:p>63.4</text:p>
              </table:table-cell>
              <table:table-cell office:value-type="float" office:value="24">
                <text:p>24</text:p>
              </table:table-cell>
              <table:table-cell office:value-type="float" office:value="61">
                <text:p>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9">
                <text:p>66.9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.5">
                <text:p>70.5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6">
                <text:p>73.6</text:p>
              </table:table-cell>
              <table:table-cell office:value-type="float" office:value="51">
                <text:p>51</text:p>
              </table:table-cell>
              <table:table-cell office:value-type="float" office:value="69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.5">
                <text:p>77.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.8">
                <text:p>80.8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.8">
                <text:p>83.8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7">
                <text:p>87.7</text:p>
              </table:table-cell>
              <table:table-cell office:value-type="float" office:value="112">
                <text:p>112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.1">
                <text:p>91.1</text:p>
              </table:table-cell>
              <table:table-cell office:value-type="float" office:value="111">
                <text:p>111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.2">
                <text:p>94.2</text:p>
              </table:table-cell>
              <table:table-cell office:value-type="float" office:value="114">
                <text:p>114</text:p>
              </table:table-cell>
              <table:table-cell office:value-type="float" office:value="84">
                <text:p>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9">
                <text:p>97.9</text:p>
              </table:table-cell>
              <table:table-cell office:value-type="float" office:value="158">
                <text:p>158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.4">
                <text:p>100.4</text:p>
              </table:table-cell>
              <table:table-cell office:value-type="float" office:value="118">
                <text:p>118</text:p>
              </table:table-cell>
              <table:table-cell office:value-type="float" office:value="89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.4">
                <text:p>103.4</text:p>
              </table:table-cell>
              <table:table-cell office:value-type="float" office:value="159">
                <text:p>159</text:p>
              </table:table-cell>
              <table:table-cell office:value-type="float" office:value="91">
                <text:p>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.6">
                <text:p>106.6</text:p>
              </table:table-cell>
              <table:table-cell office:value-type="float" office:value="192">
                <text:p>192</text:p>
              </table:table-cell>
              <table:table-cell office:value-type="float" office:value="94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.3">
                <text:p>109.3</text:p>
              </table:table-cell>
              <table:table-cell office:value-type="float" office:value="180">
                <text:p>180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.7">
                <text:p>111.7</text:p>
              </table:table-cell>
              <table:table-cell office:value-type="float" office:value="176">
                <text:p>176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.5">
                <text:p>115.5</text:p>
              </table:table-cell>
              <table:table-cell office:value-type="float" office:value="322">
                <text:p>322</text:p>
              </table:table-cell>
              <table:table-cell office:value-type="float" office:value="101">
                <text:p>1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.5">
                <text:p>119.5</text:p>
              </table:table-cell>
              <table:table-cell office:value-type="float" office:value="397">
                <text:p>397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2">
                <text:p>123.2</text:p>
              </table:table-cell>
              <table:table-cell office:value-type="float" office:value="400">
                <text:p>400</text:p>
              </table:table-cell>
              <table:table-cell office:value-type="float" office:value="105">
                <text:p>1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8">
                <text:p>125.8</text:p>
              </table:table-cell>
              <table:table-cell office:value-type="float" office:value="330">
                <text:p>330</text:p>
              </table:table-cell>
              <table:table-cell office:value-type="float" office:value="108">
                <text:p>1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.7">
                <text:p>128.7</text:p>
              </table:table-cell>
              <table:table-cell office:value-type="float" office:value="400">
                <text:p>400</text:p>
              </table:table-cell>
              <table:table-cell office:value-type="float" office:value="111">
                <text:p>1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3">
                <text:p>131.3</text:p>
              </table:table-cell>
              <table:table-cell office:value-type="float" office:value="400">
                <text:p>400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4">
                <text:p>134.4</text:p>
              </table:table-cell>
              <table:table-cell office:value-type="float" office:value="400">
                <text:p>400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.4">
                <text:p>138.4</text:p>
              </table:table-cell>
              <table:table-cell office:value-type="float" office:value="400">
                <text:p>400</text:p>
              </table:table-cell>
              <table:table-cell office:value-type="float" office:value="118">
                <text:p>1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1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121">
                <text:p>1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3.8">
                <text:p>143.8</text:p>
              </table:table-cell>
              <table:table-cell office:value-type="float" office:value="400">
                <text:p>400</text:p>
              </table:table-cell>
              <table:table-cell office:value-type="float" office:value="123">
                <text:p>1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.8">
                <text:p>147.8</text:p>
              </table:table-cell>
              <table:table-cell office:value-type="float" office:value="400">
                <text:p>400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.2">
                <text:p>150.2</text:p>
              </table:table-cell>
              <table:table-cell office:value-type="float" office:value="400">
                <text:p>400</text:p>
              </table:table-cell>
              <table:table-cell office:value-type="float" office:value="128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.6">
                <text:p>153.6</text:p>
              </table:table-cell>
              <table:table-cell office:value-type="float" office:value="400">
                <text:p>400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.1">
                <text:p>157.1</text:p>
              </table:table-cell>
              <table:table-cell office:value-type="float" office:value="400">
                <text:p>400</text:p>
              </table:table-cell>
              <table:table-cell office:value-type="float" office:value="133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.6">
                <text:p>160.6</text:p>
              </table:table-cell>
              <table:table-cell office:value-type="float" office:value="400">
                <text:p>400</text:p>
              </table:table-cell>
              <table:table-cell office:value-type="float" office:value="135">
                <text:p>1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2.8">
                <text:p>162.8</text:p>
              </table:table-cell>
              <table:table-cell office:value-type="float" office:value="400">
                <text:p>400</text:p>
              </table:table-cell>
              <table:table-cell office:value-type="float" office:value="137">
                <text:p>1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.4">
                <text:p>165.4</text:p>
              </table:table-cell>
              <table:table-cell office:value-type="float" office:value="400">
                <text:p>400</text:p>
              </table:table-cell>
              <table:table-cell office:value-type="float" office:value="139">
                <text:p>1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8.8">
                <text:p>168.8</text:p>
              </table:table-cell>
              <table:table-cell office:value-type="float" office:value="400">
                <text:p>400</text:p>
              </table:table-cell>
              <table:table-cell office:value-type="float" office:value="141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.4">
                <text:p>171.4</text:p>
              </table:table-cell>
              <table:table-cell office:value-type="float" office:value="400">
                <text:p>400</text:p>
              </table:table-cell>
              <table:table-cell office:value-type="float" office:value="144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.3">
                <text:p>175.3</text:p>
              </table:table-cell>
              <table:table-cell office:value-type="float" office:value="400">
                <text:p>400</text:p>
              </table:table-cell>
              <table:table-cell office:value-type="float" office:value="146">
                <text:p>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7.6">
                <text:p>177.6</text:p>
              </table:table-cell>
              <table:table-cell office:value-type="float" office:value="400">
                <text:p>400</text:p>
              </table:table-cell>
              <table:table-cell office:value-type="float" office:value="149">
                <text:p>1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1.2">
                <text:p>181.2</text:p>
              </table:table-cell>
              <table:table-cell office:value-type="float" office:value="400">
                <text:p>400</text:p>
              </table:table-cell>
              <table:table-cell office:value-type="float" office:value="151">
                <text:p>1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.6">
                <text:p>184.6</text:p>
              </table:table-cell>
              <table:table-cell office:value-type="float" office:value="400">
                <text:p>400</text:p>
              </table:table-cell>
              <table:table-cell office:value-type="float" office:value="154">
                <text:p>1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7.3">
                <text:p>187.3</text:p>
              </table:table-cell>
              <table:table-cell office:value-type="float" office:value="400">
                <text:p>400</text:p>
              </table:table-cell>
              <table:table-cell office:value-type="float" office:value="156">
                <text:p>1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0.7">
                <text:p>190.7</text:p>
              </table:table-cell>
              <table:table-cell office:value-type="float" office:value="400">
                <text:p>400</text:p>
              </table:table-cell>
              <table:table-cell office:value-type="float" office:value="159">
                <text:p>1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.4">
                <text:p>194.4</text:p>
              </table:table-cell>
              <table:table-cell office:value-type="float" office:value="400">
                <text:p>400</text:p>
              </table:table-cell>
              <table:table-cell office:value-type="float" office:value="161">
                <text:p>1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.8">
                <text:p>196.8</text:p>
              </table:table-cell>
              <table:table-cell office:value-type="float" office:value="400">
                <text:p>400</text:p>
              </table:table-cell>
              <table:table-cell office:value-type="float" office:value="163">
                <text:p>1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.7">
                <text:p>200.7</text:p>
              </table:table-cell>
              <table:table-cell office:value-type="float" office:value="400">
                <text:p>400</text:p>
              </table:table-cell>
              <table:table-cell office:value-type="float" office:value="165">
                <text:p>1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.7">
                <text:p>204.7</text:p>
              </table:table-cell>
              <table:table-cell office:value-type="float" office:value="400">
                <text:p>400</text:p>
              </table:table-cell>
              <table:table-cell office:value-type="float" office:value="168">
                <text:p>1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6.7">
                <text:p>206.7</text:p>
              </table:table-cell>
              <table:table-cell office:value-type="float" office:value="400">
                <text:p>400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.8">
                <text:p>209.8</text:p>
              </table:table-cell>
              <table:table-cell office:value-type="float" office:value="400">
                <text:p>400</text:p>
              </table:table-cell>
              <table:table-cell office:value-type="float" office:value="173">
                <text:p>1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3.2">
                <text:p>213.2</text:p>
              </table:table-cell>
              <table:table-cell office:value-type="float" office:value="400">
                <text:p>400</text:p>
              </table:table-cell>
              <table:table-cell office:value-type="float" office:value="175">
                <text:p>1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5.7">
                <text:p>215.7</text:p>
              </table:table-cell>
              <table:table-cell office:value-type="float" office:value="400">
                <text:p>400</text:p>
              </table:table-cell>
              <table:table-cell office:value-type="float" office:value="178">
                <text:p>1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8.8">
                <text:p>218.8</text:p>
              </table:table-cell>
              <table:table-cell office:value-type="float" office:value="400">
                <text:p>400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.3">
                <text:p>222.3</text:p>
              </table:table-cell>
              <table:table-cell office:value-type="float" office:value="400">
                <text:p>400</text:p>
              </table:table-cell>
              <table:table-cell office:value-type="float" office:value="183">
                <text:p>1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.3">
                <text:p>225.3</text:p>
              </table:table-cell>
              <table:table-cell office:value-type="float" office:value="400">
                <text:p>400</text:p>
              </table:table-cell>
              <table:table-cell office:value-type="float" office:value="186">
                <text:p>1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8.7">
                <text:p>228.7</text:p>
              </table:table-cell>
              <table:table-cell office:value-type="float" office:value="400">
                <text:p>400</text:p>
              </table:table-cell>
              <table:table-cell office:value-type="float" office:value="188">
                <text:p>1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.5">
                <text:p>231.5</text:p>
              </table:table-cell>
              <table:table-cell office:value-type="float" office:value="400">
                <text:p>400</text:p>
              </table:table-cell>
              <table:table-cell office:value-type="float" office:value="191">
                <text:p>1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4.7">
                <text:p>234.7</text:p>
              </table:table-cell>
              <table:table-cell office:value-type="float" office:value="400">
                <text:p>400</text:p>
              </table:table-cell>
              <table:table-cell office:value-type="float" office:value="193">
                <text:p>1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.7">
                <text:p>238.7</text:p>
              </table:table-cell>
              <table:table-cell office:value-type="float" office:value="400">
                <text:p>400</text:p>
              </table:table-cell>
              <table:table-cell office:value-type="float" office:value="196">
                <text:p>1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2.2">
                <text:p>242.2</text:p>
              </table:table-cell>
              <table:table-cell office:value-type="float" office:value="400">
                <text:p>400</text:p>
              </table:table-cell>
              <table:table-cell office:value-type="float" office:value="198">
                <text:p>1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5.9">
                <text:p>245.9</text:p>
              </table:table-cell>
              <table:table-cell office:value-type="float" office:value="400">
                <text:p>400</text:p>
              </table:table-cell>
              <table:table-cell office:value-type="float" office:value="201">
                <text:p>2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.8">
                <text:p>249.8</text:p>
              </table:table-cell>
              <table:table-cell office:value-type="float" office:value="400">
                <text:p>400</text:p>
              </table:table-cell>
              <table:table-cell office:value-type="float" office:value="203">
                <text:p>2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.8">
                <text:p>253.8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minimum="0" chart:maximum="20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74cm" svg:height="6.933cm" xlink:href=".." xlink:type="simple" chart:class="chart:scatter" chart:style-name="ch1">
        <chart:legend chart:legend-position="end" svg:x="16.056cm" svg:y="2.918cm" style:legend-expansion="high" chart:style-name="ch2"/>
        <chart:plot-area chart:style-name="ch3" table:cell-range-address="Sheet1.A11:Sheet1.B90 Sheet1.O2:Sheet1.O2 Sheet1.M1:Sheet1.M1 Sheet1.P4:Sheet1.P90" chart:data-source-has-labels="row" svg:x="0.395cm" svg:y="0.138cm" svg:width="15.266cm" svg:height="6.657cm">
          <chartooo:coordinate-region svg:x="1.202cm" svg:y="0.337cm" svg:width="14.459cm" svg:height="5.81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Sheet1.B11:Sheet1.B90" chart:label-cell-address="Sheet1.O2:Sheet1.O2" chart:class="chart:scatter">
            <chart:domain table:cell-range-address="Sheet1.A11:Sheet1.A90"/>
            <chart:data-point chart:repeated="80"/>
          </chart:series>
          <chart:series chart:style-name="ch9" chart:values-cell-range-address="Sheet1.P4:Sheet1.P90" chart:label-cell-address="Sheet1.M1:Sheet1.M1" chart:class="chart:scatter">
            <chart:domain table:cell-range-address="Sheet1.O4:Sheet1.O90"/>
            <chart:data-point chart:repeated="8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pha 21 Balancing</text:p>
                <draw:g>
                  <svg:desc>Sheet1.O2:Sheet1.O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/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1:Sheet1.A90</svg:desc>
                </draw:g>
              </table:table-cell>
              <table:table-cell office:value-type="float" office:value="0">
                <text:p>0</text:p>
                <draw:g>
                  <svg:desc>Sheet1.B11:Sheet1.B90</svg:desc>
                </draw:g>
              </table:table-cell>
              <table:table-cell office:value-type="float" office:value="9">
                <text:p>9</text:p>
                <draw:g>
                  <svg:desc>Sheet1.O4:Sheet1.O90</svg:desc>
                </draw:g>
              </table:table-cell>
              <table:table-cell office:value-type="float" office:value="4">
                <text:p>4</text:p>
                <draw:g>
                  <svg:desc>Sheet1.P4:Sheet1.P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7">
                <text:p>10.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6">
                <text:p>16.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1">
                <text:p>22.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4">
                <text:p>24.4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5">
                <text:p>30.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2">
                <text:p>33.2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2">
                <text:p>36.2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5">
                <text:p>39.5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1">
                <text:p>43.1</text:p>
              </table:table-cell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3">
                <text:p>45.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5">
                <text:p>55.5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3">
                <text:p>61.3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4">
                <text:p>63.4</text:p>
              </table:table-cell>
              <table:table-cell office:value-type="float" office:value="24">
                <text:p>24</text:p>
              </table:table-cell>
              <table:table-cell office:value-type="float" office:value="61">
                <text:p>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9">
                <text:p>66.9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.5">
                <text:p>70.5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6">
                <text:p>73.6</text:p>
              </table:table-cell>
              <table:table-cell office:value-type="float" office:value="51">
                <text:p>51</text:p>
              </table:table-cell>
              <table:table-cell office:value-type="float" office:value="69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.5">
                <text:p>77.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.8">
                <text:p>80.8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.8">
                <text:p>83.8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7">
                <text:p>87.7</text:p>
              </table:table-cell>
              <table:table-cell office:value-type="float" office:value="112">
                <text:p>112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.1">
                <text:p>91.1</text:p>
              </table:table-cell>
              <table:table-cell office:value-type="float" office:value="111">
                <text:p>111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.2">
                <text:p>94.2</text:p>
              </table:table-cell>
              <table:table-cell office:value-type="float" office:value="114">
                <text:p>114</text:p>
              </table:table-cell>
              <table:table-cell office:value-type="float" office:value="84">
                <text:p>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9">
                <text:p>97.9</text:p>
              </table:table-cell>
              <table:table-cell office:value-type="float" office:value="158">
                <text:p>158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.4">
                <text:p>100.4</text:p>
              </table:table-cell>
              <table:table-cell office:value-type="float" office:value="118">
                <text:p>118</text:p>
              </table:table-cell>
              <table:table-cell office:value-type="float" office:value="89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.4">
                <text:p>103.4</text:p>
              </table:table-cell>
              <table:table-cell office:value-type="float" office:value="159">
                <text:p>159</text:p>
              </table:table-cell>
              <table:table-cell office:value-type="float" office:value="91">
                <text:p>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.6">
                <text:p>106.6</text:p>
              </table:table-cell>
              <table:table-cell office:value-type="float" office:value="192">
                <text:p>192</text:p>
              </table:table-cell>
              <table:table-cell office:value-type="float" office:value="94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.3">
                <text:p>109.3</text:p>
              </table:table-cell>
              <table:table-cell office:value-type="float" office:value="180">
                <text:p>180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.7">
                <text:p>111.7</text:p>
              </table:table-cell>
              <table:table-cell office:value-type="float" office:value="176">
                <text:p>176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.5">
                <text:p>115.5</text:p>
              </table:table-cell>
              <table:table-cell office:value-type="float" office:value="322">
                <text:p>322</text:p>
              </table:table-cell>
              <table:table-cell office:value-type="float" office:value="101">
                <text:p>1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.5">
                <text:p>119.5</text:p>
              </table:table-cell>
              <table:table-cell office:value-type="float" office:value="397">
                <text:p>397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2">
                <text:p>123.2</text:p>
              </table:table-cell>
              <table:table-cell office:value-type="float" office:value="400">
                <text:p>400</text:p>
              </table:table-cell>
              <table:table-cell office:value-type="float" office:value="105">
                <text:p>1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8">
                <text:p>125.8</text:p>
              </table:table-cell>
              <table:table-cell office:value-type="float" office:value="330">
                <text:p>330</text:p>
              </table:table-cell>
              <table:table-cell office:value-type="float" office:value="108">
                <text:p>1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.7">
                <text:p>128.7</text:p>
              </table:table-cell>
              <table:table-cell office:value-type="float" office:value="400">
                <text:p>400</text:p>
              </table:table-cell>
              <table:table-cell office:value-type="float" office:value="111">
                <text:p>1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3">
                <text:p>131.3</text:p>
              </table:table-cell>
              <table:table-cell office:value-type="float" office:value="400">
                <text:p>400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4">
                <text:p>134.4</text:p>
              </table:table-cell>
              <table:table-cell office:value-type="float" office:value="400">
                <text:p>400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.4">
                <text:p>138.4</text:p>
              </table:table-cell>
              <table:table-cell office:value-type="float" office:value="400">
                <text:p>400</text:p>
              </table:table-cell>
              <table:table-cell office:value-type="float" office:value="118">
                <text:p>1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1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121">
                <text:p>1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3.8">
                <text:p>143.8</text:p>
              </table:table-cell>
              <table:table-cell office:value-type="float" office:value="400">
                <text:p>400</text:p>
              </table:table-cell>
              <table:table-cell office:value-type="float" office:value="123">
                <text:p>1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.8">
                <text:p>147.8</text:p>
              </table:table-cell>
              <table:table-cell office:value-type="float" office:value="400">
                <text:p>400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.2">
                <text:p>150.2</text:p>
              </table:table-cell>
              <table:table-cell office:value-type="float" office:value="400">
                <text:p>400</text:p>
              </table:table-cell>
              <table:table-cell office:value-type="float" office:value="128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.6">
                <text:p>153.6</text:p>
              </table:table-cell>
              <table:table-cell office:value-type="float" office:value="400">
                <text:p>400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.1">
                <text:p>157.1</text:p>
              </table:table-cell>
              <table:table-cell office:value-type="float" office:value="400">
                <text:p>400</text:p>
              </table:table-cell>
              <table:table-cell office:value-type="float" office:value="133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.6">
                <text:p>160.6</text:p>
              </table:table-cell>
              <table:table-cell office:value-type="float" office:value="400">
                <text:p>400</text:p>
              </table:table-cell>
              <table:table-cell office:value-type="float" office:value="135">
                <text:p>1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2.8">
                <text:p>162.8</text:p>
              </table:table-cell>
              <table:table-cell office:value-type="float" office:value="400">
                <text:p>400</text:p>
              </table:table-cell>
              <table:table-cell office:value-type="float" office:value="137">
                <text:p>1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.4">
                <text:p>165.4</text:p>
              </table:table-cell>
              <table:table-cell office:value-type="float" office:value="400">
                <text:p>400</text:p>
              </table:table-cell>
              <table:table-cell office:value-type="float" office:value="139">
                <text:p>1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8.8">
                <text:p>168.8</text:p>
              </table:table-cell>
              <table:table-cell office:value-type="float" office:value="400">
                <text:p>400</text:p>
              </table:table-cell>
              <table:table-cell office:value-type="float" office:value="141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.4">
                <text:p>171.4</text:p>
              </table:table-cell>
              <table:table-cell office:value-type="float" office:value="400">
                <text:p>400</text:p>
              </table:table-cell>
              <table:table-cell office:value-type="float" office:value="144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.3">
                <text:p>175.3</text:p>
              </table:table-cell>
              <table:table-cell office:value-type="float" office:value="400">
                <text:p>400</text:p>
              </table:table-cell>
              <table:table-cell office:value-type="float" office:value="146">
                <text:p>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7.6">
                <text:p>177.6</text:p>
              </table:table-cell>
              <table:table-cell office:value-type="float" office:value="400">
                <text:p>400</text:p>
              </table:table-cell>
              <table:table-cell office:value-type="float" office:value="149">
                <text:p>1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1.2">
                <text:p>181.2</text:p>
              </table:table-cell>
              <table:table-cell office:value-type="float" office:value="400">
                <text:p>400</text:p>
              </table:table-cell>
              <table:table-cell office:value-type="float" office:value="151">
                <text:p>1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.6">
                <text:p>184.6</text:p>
              </table:table-cell>
              <table:table-cell office:value-type="float" office:value="400">
                <text:p>400</text:p>
              </table:table-cell>
              <table:table-cell office:value-type="float" office:value="154">
                <text:p>1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7.3">
                <text:p>187.3</text:p>
              </table:table-cell>
              <table:table-cell office:value-type="float" office:value="400">
                <text:p>400</text:p>
              </table:table-cell>
              <table:table-cell office:value-type="float" office:value="156">
                <text:p>1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0.7">
                <text:p>190.7</text:p>
              </table:table-cell>
              <table:table-cell office:value-type="float" office:value="400">
                <text:p>400</text:p>
              </table:table-cell>
              <table:table-cell office:value-type="float" office:value="159">
                <text:p>1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.4">
                <text:p>194.4</text:p>
              </table:table-cell>
              <table:table-cell office:value-type="float" office:value="400">
                <text:p>400</text:p>
              </table:table-cell>
              <table:table-cell office:value-type="float" office:value="161">
                <text:p>1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.8">
                <text:p>196.8</text:p>
              </table:table-cell>
              <table:table-cell office:value-type="float" office:value="400">
                <text:p>400</text:p>
              </table:table-cell>
              <table:table-cell office:value-type="float" office:value="163">
                <text:p>1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.7">
                <text:p>200.7</text:p>
              </table:table-cell>
              <table:table-cell office:value-type="float" office:value="400">
                <text:p>400</text:p>
              </table:table-cell>
              <table:table-cell office:value-type="float" office:value="165">
                <text:p>1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.7">
                <text:p>204.7</text:p>
              </table:table-cell>
              <table:table-cell office:value-type="float" office:value="400">
                <text:p>400</text:p>
              </table:table-cell>
              <table:table-cell office:value-type="float" office:value="168">
                <text:p>1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6.7">
                <text:p>206.7</text:p>
              </table:table-cell>
              <table:table-cell office:value-type="float" office:value="400">
                <text:p>400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.8">
                <text:p>209.8</text:p>
              </table:table-cell>
              <table:table-cell office:value-type="float" office:value="400">
                <text:p>400</text:p>
              </table:table-cell>
              <table:table-cell office:value-type="float" office:value="173">
                <text:p>1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3.2">
                <text:p>213.2</text:p>
              </table:table-cell>
              <table:table-cell office:value-type="float" office:value="400">
                <text:p>400</text:p>
              </table:table-cell>
              <table:table-cell office:value-type="float" office:value="175">
                <text:p>1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5.7">
                <text:p>215.7</text:p>
              </table:table-cell>
              <table:table-cell office:value-type="float" office:value="400">
                <text:p>400</text:p>
              </table:table-cell>
              <table:table-cell office:value-type="float" office:value="178">
                <text:p>1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8.8">
                <text:p>218.8</text:p>
              </table:table-cell>
              <table:table-cell office:value-type="float" office:value="400">
                <text:p>400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.3">
                <text:p>222.3</text:p>
              </table:table-cell>
              <table:table-cell office:value-type="float" office:value="400">
                <text:p>400</text:p>
              </table:table-cell>
              <table:table-cell office:value-type="float" office:value="183">
                <text:p>1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.3">
                <text:p>225.3</text:p>
              </table:table-cell>
              <table:table-cell office:value-type="float" office:value="400">
                <text:p>400</text:p>
              </table:table-cell>
              <table:table-cell office:value-type="float" office:value="186">
                <text:p>1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8.7">
                <text:p>228.7</text:p>
              </table:table-cell>
              <table:table-cell office:value-type="float" office:value="400">
                <text:p>400</text:p>
              </table:table-cell>
              <table:table-cell office:value-type="float" office:value="188">
                <text:p>1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.5">
                <text:p>231.5</text:p>
              </table:table-cell>
              <table:table-cell office:value-type="float" office:value="400">
                <text:p>400</text:p>
              </table:table-cell>
              <table:table-cell office:value-type="float" office:value="191">
                <text:p>1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4.7">
                <text:p>234.7</text:p>
              </table:table-cell>
              <table:table-cell office:value-type="float" office:value="400">
                <text:p>400</text:p>
              </table:table-cell>
              <table:table-cell office:value-type="float" office:value="193">
                <text:p>1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.7">
                <text:p>238.7</text:p>
              </table:table-cell>
              <table:table-cell office:value-type="float" office:value="400">
                <text:p>400</text:p>
              </table:table-cell>
              <table:table-cell office:value-type="float" office:value="196">
                <text:p>1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2.2">
                <text:p>242.2</text:p>
              </table:table-cell>
              <table:table-cell office:value-type="float" office:value="400">
                <text:p>400</text:p>
              </table:table-cell>
              <table:table-cell office:value-type="float" office:value="198">
                <text:p>1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5.9">
                <text:p>245.9</text:p>
              </table:table-cell>
              <table:table-cell office:value-type="float" office:value="400">
                <text:p>400</text:p>
              </table:table-cell>
              <table:table-cell office:value-type="float" office:value="201">
                <text:p>2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.8">
                <text:p>249.8</text:p>
              </table:table-cell>
              <table:table-cell office:value-type="float" office:value="400">
                <text:p>400</text:p>
              </table:table-cell>
              <table:table-cell office:value-type="float" office:value="203">
                <text:p>2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.8">
                <text:p>253.8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